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Print" svg:font-family="'Segoe Print'"/>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2"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background-color="#ffff00"/>
    </style:style>
    <style:style style:name="P3" style:family="paragraph" style:parent-style-name="Standard">
      <style:text-properties style:use-window-font-color="true" style:font-name="Arial" fo:font-size="13pt" fo:background-color="#ffff00" style:font-size-asian="13pt" style:font-size-complex="13pt"/>
    </style:style>
    <style:style style:name="P4" style:family="paragraph" style:parent-style-name="Standard">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P5"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6" style:family="paragraph" style:parent-style-name="Standard">
      <style:text-properties fo:background-color="#ffff00"/>
    </style:style>
    <style:style style:name="P7" style:family="paragraph" style:parent-style-name="Standard">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8"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9"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10"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11" style:family="paragraph" style:parent-style-name="Standard">
      <style:text-properties style:font-name="Arial" fo:font-size="13pt" style:font-size-asian="13pt" style:font-size-complex="13pt"/>
    </style:style>
    <style:style style:name="P12"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background-color="#ffff00"/>
    </style:style>
    <style:style style:name="P13" style:family="paragraph" style:parent-style-name="Standard">
      <style:text-properties style:use-window-font-color="true" style:font-name="Arial" fo:font-size="13pt" fo:background-color="#ffff00" style:font-size-asian="13pt" style:font-size-complex="13pt"/>
    </style:style>
    <style:style style:name="P14" style:family="paragraph" style:parent-style-name="Standard">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P15"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16"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style:use-window-font-color="true" style:font-name="Arial" fo:font-size="13pt" fo:letter-spacing="normal" fo:font-style="normal" fo:font-weight="normal" style:font-name-asian="Segoe Print" style:font-size-asian="13pt" style:font-name-complex="Segoe Print" style:font-size-complex="13pt"/>
    </style:style>
    <style:style style:name="P17" style:family="paragraph" style:parent-style-name="Standard">
      <style:text-properties fo:font-variant="normal" fo:text-transform="none" style:use-window-font-color="true" style:font-name="Arial" fo:font-size="12pt" fo:letter-spacing="normal" fo:font-style="normal" fo:font-weight="normal" style:font-size-asian="12pt" style:font-size-complex="12pt"/>
    </style:style>
    <style:style style:name="P18"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19" style:family="paragraph" style:parent-style-name="Standard">
      <style:paragraph-properties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20"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21"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22" style:family="paragraph" style:parent-style-name="Standard">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P23"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24" style:family="paragraph" style:parent-style-name="Standard">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25" style:family="paragraph" style:parent-style-name="Standard">
      <style:text-properties fo:background-color="#ffff00"/>
    </style:style>
    <style:style style:name="P26"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background-color="#ffff00"/>
    </style:style>
    <style:style style:name="P27" style:family="paragraph" style:parent-style-name="Standard">
      <style:text-properties style:use-window-font-color="true" style:font-name="Arial" fo:font-size="13pt" fo:background-color="#ffff00" style:font-size-asian="13pt" style:font-size-complex="13pt"/>
    </style:style>
    <style:style style:name="P28"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29"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3pt" style:font-name-asian="Segoe Print" style:font-size-asian="13pt" style:font-name-complex="Segoe Print" style:font-size-complex="13pt"/>
    </style:style>
    <style:style style:name="T2" style:family="text">
      <style:text-properties style:font-name="Arial" fo:font-size="13pt" fo:font-style="italic" style:font-name-asian="Segoe Print" style:font-size-asian="13pt" style:font-style-asian="italic" style:font-name-complex="Segoe Print" style:font-size-complex="13pt" style:font-style-complex="italic"/>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T5" style:family="text">
      <style:text-properties fo:font-variant="normal" fo:text-transform="none" style:use-window-font-color="true" style:font-name="Arial" fo:font-size="13pt" fo:letter-spacing="normal" fo:font-style="normal" style:text-underline-style="none" fo:font-weight="normal" fo:background-color="#ffff00" style:font-size-asian="13pt" style:font-size-complex="13pt"/>
    </style:style>
    <style:style style:name="T6"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style:style>
    <style:style style:name="T7"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loext:char-shading-value="0"/>
    </style:style>
    <style:style style:name="T8" style:family="text">
      <style:text-properties fo:font-style="italic" style:font-style-asian="italic" style:font-style-complex="italic"/>
    </style:style>
    <style:style style:name="T9" style:family="text">
      <style:text-properties fo:background-color="#ffff00"/>
    </style:style>
    <style:style style:name="T10" style:family="text">
      <style:text-properties style:use-window-font-color="true" style:font-name="Arial" fo:font-size="12pt" style:font-size-asian="12pt" style:font-size-complex="12pt"/>
    </style:style>
    <style:style style:name="T11" style:family="text">
      <style:text-properties fo:font-variant="normal" fo:text-transform="none" style:use-window-font-color="true" style:font-name="Arial" fo:font-size="13pt" fo:letter-spacing="normal" fo:font-style="normal" fo:font-weight="normal" style:font-size-asian="13pt" style:font-size-complex="13pt"/>
    </style:style>
    <style:style style:name="T12" style:family="text">
      <style:text-properties fo:font-variant="normal" fo:text-transform="none" style:use-window-font-color="true" style:font-name="Arial" fo:font-size="12pt" fo:letter-spacing="normal" fo:font-style="normal" fo:font-weight="normal" style:font-size-asian="12pt" style:font-size-complex="12pt"/>
    </style:style>
    <style:style style:name="T13" style:family="text">
      <style:text-properties style:font-name="Arial" fo:font-size="13pt" style:font-name-asian="Segoe Print" style:font-size-asian="13pt" style:font-name-complex="Segoe Print" style:font-size-complex="13pt"/>
    </style:style>
    <style:style style:name="T14" style:family="text">
      <style:text-properties style:font-name="Arial" fo:font-size="13pt" fo:font-style="italic" style:font-name-asian="Segoe Print" style:font-size-asian="13pt" style:font-style-asian="italic" style:font-name-complex="Segoe Print" style:font-size-complex="13pt" style:font-style-complex="italic"/>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style:use-window-font-color="true" style:font-name="Arial" fo:font-size="13pt" fo:letter-spacing="normal" fo:font-style="normal" fo:font-weight="normal" fo:background-color="#ffff00" style:font-size-asian="13pt" style:font-size-complex="13pt"/>
    </style:style>
    <style:style style:name="T17" style:family="text">
      <style:text-properties fo:font-variant="normal" fo:text-transform="none" style:use-window-font-color="true" style:font-name="Arial" fo:font-size="13pt" fo:letter-spacing="normal" fo:font-style="normal" fo:font-weight="normal" style:font-size-asian="13pt" style:font-size-complex="13pt"/>
    </style:style>
    <style:style style:name="T18" style:family="text">
      <style:text-properties fo:font-variant="normal" fo:text-transform="none" style:use-window-font-color="true" style:font-name="Arial" fo:font-size="13pt" fo:letter-spacing="normal" fo:font-style="normal" style:text-underline-style="none" fo:font-weight="normal" fo:background-color="#ffff00" style:font-size-asian="13pt" style:font-size-complex="13pt"/>
    </style:style>
    <style:style style:name="T19" style:family="text">
      <style:text-properties fo:font-variant="normal" fo:text-transform="none" style:use-window-font-color="true" style:font-name="Arial" fo:font-size="13pt" fo:letter-spacing="normal" fo:font-style="normal" style:text-underline-style="none" fo:font-weight="normal" fo:background-color="#ffff00" style:font-name-asian="Times New Roman" style:font-size-asian="13pt" style:font-name-complex="Times New Roman" style:font-size-complex="13pt"/>
    </style:style>
    <style:style style:name="T20" style:family="text">
      <style:text-properties fo:font-variant="normal" fo:text-transform="none" style:use-window-font-color="true" style:font-name="Arial" fo:font-size="13pt" fo:letter-spacing="normal" fo:font-style="italic" fo:font-weight="normal" style:font-size-asian="13pt" style:font-style-asian="italic" style:font-size-complex="13pt" style:font-style-complex="italic"/>
    </style:style>
    <style:style style:name="T21" style:family="text">
      <style:text-properties fo:font-variant="normal" fo:text-transform="none" style:use-window-font-color="true" style:font-name="Arial" fo:font-size="13pt" fo:letter-spacing="normal" fo:font-style="italic" fo:font-weight="normal" fo:background-color="#ffff00" style:font-size-asian="13pt" style:font-style-asian="italic" style:font-size-complex="13pt" style:font-style-complex="italic"/>
    </style:style>
    <style:style style:name="T22" style:family="text">
      <style:text-properties fo:font-variant="normal" fo:text-transform="none" style:use-window-font-color="true" style:font-name="Arial" fo:font-size="12pt" fo:letter-spacing="normal" fo:font-style="normal" fo:font-weight="normal" style:font-size-asian="12pt" style:font-size-complex="12pt"/>
    </style:style>
    <style:style style:name="T23" style:family="text">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T24"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style:style>
    <style:style style:name="T25"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loext:char-shading-value="0"/>
    </style:style>
    <style:style style:name="T26"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00" style:font-size-asian="13pt" style:font-size-complex="13pt" loext:char-shading-value="0"/>
    </style:style>
    <style:style style:name="T27"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transparent" style:font-size-asian="13pt" style:font-size-complex="13pt" loext:char-shading-value="0"/>
    </style:style>
    <style:style style:name="T28" style:family="text">
      <style:text-properties fo:font-style="italic" style:font-style-asian="italic" style:font-style-complex="italic"/>
    </style:style>
    <style:style style:name="T29" style:family="text">
      <style:text-properties fo:font-style="italic" fo:background-color="#ffff00" style:font-style-asian="italic" style:font-style-complex="italic"/>
    </style:style>
    <style:style style:name="T30" style:family="text">
      <style:text-properties fo:background-color="#ffff00"/>
    </style:style>
    <style:style style:name="T31" style:family="text">
      <style:text-properties fo:background-color="#ffff00" loext:char-shading-value="0"/>
    </style:style>
    <style:style style:name="T32" style:family="text">
      <style:text-properties style:use-window-font-color="true" style:font-name="Arial" fo:font-size="13pt" fo:background-color="#ffff00" style:font-size-asian="13pt" style:font-size-complex="13pt"/>
    </style:style>
    <style:style style:name="T33" style:family="text">
      <style:text-properties style:use-window-font-color="true" style:font-name="Arial" fo:font-size="12pt" style:font-size-asian="12pt" style:font-size-complex="12pt"/>
    </style:style>
    <style:style style:name="T34" style:family="text">
      <style:text-properties style:font-style-asian="normal" style:font-style-complex="normal"/>
    </style:style>
    <style:style style:name="T35"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255033112" text:id="ct255033112">
          <text:insertion>
            <office:change-info>
              <dc:creator>Carles Hernandez-Ferrer</dc:creator>
              <dc:date>2020-07-06T22:06:59</dc:date>
            </office:change-info>
          </text:insertion>
        </text:changed-region>
        <text:changed-region xml:id="ct255032280" text:id="ct255032280">
          <text:insertion>
            <office:change-info>
              <dc:creator>Carles Hernandez-Ferrer</dc:creator>
              <dc:date>2020-07-06T22:07:01</dc:date>
            </office:change-info>
          </text:insertion>
        </text:changed-region>
        <text:changed-region xml:id="ct255031968" text:id="ct255031968">
          <text:insertion>
            <office:change-info>
              <dc:creator>Carles Hernandez-Ferrer</dc:creator>
              <dc:date>2020-07-06T22:46:15</dc:date>
            </office:change-info>
          </text:insertion>
        </text:changed-region>
        <text:changed-region xml:id="ct255031448" text:id="ct255031448">
          <text:deletion>
            <office:change-info>
              <dc:creator>Carles Hernandez-Ferrer</dc:creator>
              <dc:date>2020-07-06T22:06:59</dc:date>
            </office:change-info>
            <text:p text:style-name="P1">UÉ ES</text:p>
          </text:deletion>
        </text:changed-region>
        <text:changed-region xml:id="ct255032072" text:id="ct255032072">
          <text:deletion>
            <office:change-info>
              <dc:creator>Carles Hernandez-Ferrer</dc:creator>
              <dc:date>2020-07-06T22:06:47</dc:date>
            </office:change-info>
            <text:p text:style-name="P1">p</text:p>
          </text:deletion>
        </text:changed-region>
        <text:changed-region xml:id="ct255031760" text:id="ct255031760">
          <text:insertion>
            <office:change-info>
              <dc:creator>Carles Hernandez-Ferrer</dc:creator>
              <dc:date>2020-07-06T22:08:04</dc:date>
            </office:change-info>
          </text:insertion>
        </text:changed-region>
        <text:changed-region xml:id="ct255033632" text:id="ct255033632">
          <text:deletion>
            <office:change-info>
              <dc:creator>Carles Hernandez-Ferrer</dc:creator>
              <dc:date>2020-07-06T22:07:50</dc:date>
            </office:change-info>
            <text:p text:style-name="P1"><text:s/>o desarrollador</text:p>
          </text:deletion>
        </text:changed-region>
        <text:changed-region xml:id="ct255034152" text:id="ct255034152">
          <text:insertion>
            <office:change-info>
              <dc:creator>Carles Hernandez-Ferrer</dc:creator>
              <dc:date>2020-07-06T22:08:33</dc:date>
            </office:change-info>
          </text:insertion>
        </text:changed-region>
        <text:changed-region xml:id="ct255032176" text:id="ct255032176">
          <text:deletion>
            <office:change-info>
              <dc:creator>Carles Hernandez-Ferrer</dc:creator>
              <dc:date>2020-07-06T22:09:37</dc:date>
            </office:change-info>
            <text:p text:style-name="P1">l</text:p>
          </text:deletion>
        </text:changed-region>
        <text:changed-region xml:id="ct255031552" text:id="ct255031552">
          <text:deletion>
            <office:change-info>
              <dc:creator>Carles Hernandez-Ferrer</dc:creator>
              <dc:date>2020-07-06T22:09:42</dc:date>
            </office:change-info>
            <text:p text:style-name="P1">así </text:p>
          </text:deletion>
        </text:changed-region>
        <text:changed-region xml:id="ct255032384" text:id="ct255032384">
          <text:deletion>
            <office:change-info>
              <dc:creator>Carles Hernandez-Ferrer</dc:creator>
              <dc:date>2020-07-06T22:09:55</dc:date>
            </office:change-info>
            <text:p text:style-name="P1">, creando este bucle</text:p>
          </text:deletion>
        </text:changed-region>
        <text:changed-region xml:id="ct255032488" text:id="ct255032488">
          <text:insertion>
            <office:change-info>
              <dc:creator>Carles Hernandez-Ferrer</dc:creator>
              <dc:date>2020-07-06T22:10:20</dc:date>
            </office:change-info>
          </text:insertion>
        </text:changed-region>
        <text:changed-region xml:id="ct255031864" text:id="ct255031864">
          <text:insertion>
            <office:change-info>
              <dc:creator>Carles Hernandez-Ferrer</dc:creator>
              <dc:date>2020-07-06T22:10:12</dc:date>
            </office:change-info>
          </text:insertion>
        </text:changed-region>
        <text:changed-region xml:id="ct255031344" text:id="ct255031344">
          <text:deletion>
            <office:change-info>
              <dc:creator>Carles Hernandez-Ferrer</dc:creator>
              <dc:date>2020-07-06T22:10:08</dc:date>
            </office:change-info>
            <text:p text:style-name="P1">o</text:p>
          </text:deletion>
        </text:changed-region>
        <text:changed-region xml:id="ct255032592" text:id="ct255032592">
          <text:insertion>
            <office:change-info>
              <dc:creator>Carles Hernandez-Ferrer</dc:creator>
              <dc:date>2020-07-06T22:46:00</dc:date>
            </office:change-info>
          </text:insertion>
        </text:changed-region>
        <text:changed-region xml:id="ct255032696" text:id="ct255032696">
          <text:deletion>
            <office:change-info>
              <dc:creator>Carles Hernandez-Ferrer</dc:creator>
              <dc:date>2020-07-06T22:46:08</dc:date>
            </office:change-info>
            <text:p text:style-name="P1">HISTORIA (LÍNEA TEMPORAL)</text:p>
          </text:deletion>
        </text:changed-region>
        <text:changed-region xml:id="ct255032904" text:id="ct255032904">
          <text:insertion>
            <office:change-info>
              <dc:creator>Carles Hernandez-Ferrer</dc:creator>
              <dc:date>2020-07-06T22:46:54</dc:date>
            </office:change-info>
          </text:insertion>
        </text:changed-region>
        <text:changed-region xml:id="ct255033840" text:id="ct255033840">
          <text:insertion>
            <office:change-info>
              <dc:creator>iker gonzalez tirado</dc:creator>
              <dc:date>2020-09-07T18:42:00</dc:date>
            </office:change-info>
          </text:insertion>
        </text:changed-region>
        <text:changed-region xml:id="ct255034256" text:id="ct255034256">
          <text:format-change>
            <office:change-info>
              <dc:creator>iker gonzalez tirado</dc:creator>
              <dc:date>2020-09-07T19:12:00</dc:date>
            </office:change-info>
          </text:format-change>
        </text:changed-region>
        <text:changed-region xml:id="ct255034360" text:id="ct255034360">
          <text:insertion>
            <office:change-info>
              <dc:creator>Carles Hernandez-Ferrer</dc:creator>
              <dc:date>2020-07-06T22:12:35</dc:date>
            </office:change-info>
          </text:insertion>
        </text:changed-region>
        <text:changed-region xml:id="ct255034464" text:id="ct255034464">
          <text:format-change>
            <office:change-info>
              <dc:creator>iker gonzalez tirado</dc:creator>
              <dc:date>2020-09-07T18:46:00</dc:date>
            </office:change-info>
          </text:format-change>
        </text:changed-region>
        <text:changed-region xml:id="ct255031240" text:id="ct255031240">
          <text:insertion>
            <office:change-info>
              <dc:creator>Carles Hernandez-Ferrer</dc:creator>
              <dc:date>2020-07-06T22:18:45</dc:date>
            </office:change-info>
          </text:insertion>
        </text:changed-region>
        <text:changed-region xml:id="ct255037480" text:id="ct255037480">
          <text:deletion>
            <office:change-info>
              <dc:creator>Carles Hernandez-Ferrer</dc:creator>
              <dc:date>2020-07-06T22:18:46</dc:date>
            </office:change-info>
            <text:p text:style-name="P2"><text:span text:style-name="T1">F</text:span></text:p>
          </text:deletion>
        </text:changed-region>
        <text:changed-region xml:id="ct255035608" text:id="ct255035608">
          <text:insertion>
            <office:change-info>
              <dc:creator>Carles Hernandez-Ferrer</dc:creator>
              <dc:date>2020-07-06T22:18:46</dc:date>
            </office:change-info>
          </text:insertion>
        </text:changed-region>
        <text:changed-region xml:id="ct255037792" text:id="ct255037792">
          <text:format-change>
            <office:change-info>
              <dc:creator>iker gonzalez tirado</dc:creator>
              <dc:date>2020-09-07T18:46:00</dc:date>
            </office:change-info>
          </text:format-change>
        </text:changed-region>
        <text:changed-region xml:id="ct255034672" text:id="ct255034672">
          <text:deletion>
            <office:change-info>
              <dc:creator>Carles Hernandez-Ferrer</dc:creator>
              <dc:date>2020-07-06T22:18:50</dc:date>
            </office:change-info>
            <text:p text:style-name="P2"><text:span text:style-name="T1">, cuando la idea de un videojuego fue ideada y patentada por</text:span></text:p>
          </text:deletion>
        </text:changed-region>
        <text:changed-region xml:id="ct255037064" text:id="ct255037064">
          <text:format-change>
            <office:change-info>
              <dc:creator>iker gonzalez tirado</dc:creator>
              <dc:date>2020-09-07T18:46:00</dc:date>
            </office:change-info>
          </text:format-change>
        </text:changed-region>
        <text:changed-region xml:id="ct255034984" text:id="ct255034984">
          <text:deletion>
            <office:change-info>
              <dc:creator>Carles Hernandez-Ferrer</dc:creator>
              <dc:date>2020-07-06T22:18:52</dc:date>
            </office:change-info>
            <text:p text:style-name="P2"><text:span text:style-name="T1">. I</text:span></text:p>
          </text:deletion>
        </text:changed-region>
        <text:changed-region xml:id="ct255036544" text:id="ct255036544">
          <text:insertion>
            <office:change-info>
              <dc:creator>Carles Hernandez-Ferrer</dc:creator>
              <dc:date>2020-07-06T22:18:53</dc:date>
            </office:change-info>
          </text:insertion>
        </text:changed-region>
        <text:changed-region xml:id="ct255037168" text:id="ct255037168">
          <text:format-change>
            <office:change-info>
              <dc:creator>iker gonzalez tirado</dc:creator>
              <dc:date>2020-09-07T18:46:00</dc:date>
            </office:change-info>
          </text:format-change>
        </text:changed-region>
        <text:changed-region xml:id="ct255035192" text:id="ct255035192">
          <text:deletion>
            <office:change-info>
              <dc:creator>Carles Hernandez-Ferrer</dc:creator>
              <dc:date>2020-07-06T22:19:14</dc:date>
            </office:change-info>
            <text:p text:style-name="P2"><text:span text:style-name="T1">basado en tubo de rayos catódicos</text:span></text:p>
          </text:deletion>
        </text:changed-region>
        <text:changed-region xml:id="ct255035712" text:id="ct255035712">
          <text:insertion>
            <office:change-info>
              <dc:creator>Carles Hernandez-Ferrer</dc:creator>
              <dc:date>2020-07-06T22:19:14</dc:date>
            </office:change-info>
          </text:insertion>
        </text:changed-region>
        <text:changed-region xml:id="ct255036128" text:id="ct255036128">
          <text:format-change>
            <office:change-info>
              <dc:creator>iker gonzalez tirado</dc:creator>
              <dc:date>2020-09-07T18:46:00</dc:date>
            </office:change-info>
          </text:format-change>
        </text:changed-region>
        <text:changed-region xml:id="ct255037272" text:id="ct255037272">
          <text:insertion>
            <office:change-info>
              <dc:creator>Carles Hernandez-Ferrer</dc:creator>
              <dc:date>2020-07-06T22:19:58</dc:date>
            </office:change-info>
          </text:insertion>
        </text:changed-region>
        <text:changed-region xml:id="ct255036752" text:id="ct255036752">
          <text:insertion>
            <office:change-info>
              <dc:creator>Carles Hernandez-Ferrer</dc:creator>
              <dc:date>2020-07-06T22:37:41</dc:date>
            </office:change-info>
          </text:insertion>
        </text:changed-region>
        <text:changed-region xml:id="ct255035088" text:id="ct255035088">
          <text:insertion>
            <office:change-info>
              <dc:creator>Carles Hernandez-Ferrer</dc:creator>
              <dc:date>2020-07-06T22:19:58</dc:date>
            </office:change-info>
          </text:insertion>
        </text:changed-region>
        <text:changed-region xml:id="ct255036960" text:id="ct255036960">
          <text:insertion>
            <office:change-info>
              <dc:creator>Carles Hernandez-Ferrer</dc:creator>
              <dc:date>2020-07-06T22:37:43</dc:date>
            </office:change-info>
          </text:insertion>
        </text:changed-region>
        <text:changed-region xml:id="ct255035816" text:id="ct255035816">
          <text:insertion>
            <office:change-info>
              <dc:creator>Carles Hernandez-Ferrer</dc:creator>
              <dc:date>2020-07-06T22:19:58</dc:date>
            </office:change-info>
          </text:insertion>
        </text:changed-region>
        <text:changed-region xml:id="ct255034568" text:id="ct255034568">
          <text:insertion>
            <office:change-info>
              <dc:creator>Carles Hernandez-Ferrer</dc:creator>
              <dc:date>2020-07-06T22:37:44</dc:date>
            </office:change-info>
          </text:insertion>
        </text:changed-region>
        <text:changed-region xml:id="ct255036024" text:id="ct255036024">
          <text:insertion>
            <office:change-info>
              <dc:creator>Carles Hernandez-Ferrer</dc:creator>
              <dc:date>2020-07-06T22:19:58</dc:date>
            </office:change-info>
          </text:insertion>
        </text:changed-region>
        <text:changed-region xml:id="ct255037688" text:id="ct255037688">
          <text:insertion>
            <office:change-info>
              <dc:creator>Carles Hernandez-Ferrer</dc:creator>
              <dc:date>2020-07-06T22:37:46</dc:date>
            </office:change-info>
          </text:insertion>
        </text:changed-region>
        <text:changed-region xml:id="ct255037376" text:id="ct255037376">
          <text:insertion>
            <office:change-info>
              <dc:creator>Carles Hernandez-Ferrer</dc:creator>
              <dc:date>2020-07-06T22:19:58</dc:date>
            </office:change-info>
          </text:insertion>
        </text:changed-region>
        <text:changed-region xml:id="ct255035400" text:id="ct255035400">
          <text:insertion>
            <office:change-info>
              <dc:creator>iker gonzalez tirado</dc:creator>
              <dc:date>2020-09-07T18:57:00</dc:date>
            </office:change-info>
          </text:insertion>
        </text:changed-region>
        <text:changed-region xml:id="ct255037584" text:id="ct255037584">
          <text:insertion>
            <office:change-info>
              <dc:creator>Carles Hernandez-Ferrer</dc:creator>
              <dc:date>2020-07-06T22:19:58</dc:date>
            </office:change-info>
          </text:insertion>
        </text:changed-region>
        <text:changed-region xml:id="ct255034776" text:id="ct255034776">
          <text:format-change>
            <office:change-info>
              <dc:creator>iker gonzalez tirado</dc:creator>
              <dc:date>2020-09-07T19:03:00</dc:date>
            </office:change-info>
          </text:format-change>
        </text:changed-region>
        <text:changed-region xml:id="ct255036232" text:id="ct255036232">
          <text:deletion>
            <office:change-info>
              <dc:creator>Carles Hernandez-Ferrer</dc:creator>
              <dc:date>2020-07-06T22:36:39</dc:date>
            </office:change-info>
            <text:p text:style-name="P2"><text:span text:style-name="T1">“</text:span></text:p>
          </text:deletion>
        </text:changed-region>
        <text:changed-region xml:id="ct255034880" text:id="ct255034880">
          <text:format-change>
            <office:change-info>
              <dc:creator>iker gonzalez tirado</dc:creator>
              <dc:date>2020-09-07T19:03:00</dc:date>
            </office:change-info>
          </text:format-change>
        </text:changed-region>
        <text:changed-region xml:id="ct255035920" text:id="ct255035920">
          <text:insertion>
            <office:change-info>
              <dc:creator>Carles Hernandez-Ferrer</dc:creator>
              <dc:date>2020-07-06T22:37:05</dc:date>
            </office:change-info>
          </text:insertion>
        </text:changed-region>
        <text:changed-region xml:id="ct255036336" text:id="ct255036336">
          <text:deletion>
            <office:change-info>
              <dc:creator>Carles Hernandez-Ferrer</dc:creator>
              <dc:date>2020-07-06T22:36:43</dc:date>
            </office:change-info>
            <text:p text:style-name="P2"><text:span text:style-name="T2">”</text:span></text:p>
          </text:deletion>
        </text:changed-region>
        <text:changed-region xml:id="ct255035296" text:id="ct255035296">
          <text:format-change>
            <office:change-info>
              <dc:creator>iker gonzalez tirado</dc:creator>
              <dc:date>2020-09-07T19:03:00</dc:date>
            </office:change-info>
          </text:format-change>
        </text:changed-region>
        <text:changed-region xml:id="ct255035504" text:id="ct255035504">
          <text:deletion>
            <office:change-info>
              <dc:creator>Carles Hernandez-Ferrer</dc:creator>
              <dc:date>2020-07-06T22:23:26</dc:date>
            </office:change-info>
            <text:p text:style-name="P2"><text:span text:style-name="T1">es</text:span></text:p>
          </text:deletion>
        </text:changed-region>
        <text:changed-region xml:id="ct255036440" text:id="ct255036440">
          <text:insertion>
            <office:change-info>
              <dc:creator>Carles Hernandez-Ferrer</dc:creator>
              <dc:date>2020-07-06T22:23:26</dc:date>
            </office:change-info>
          </text:insertion>
        </text:changed-region>
        <text:changed-region xml:id="ct255036648" text:id="ct255036648">
          <text:format-change>
            <office:change-info>
              <dc:creator>iker gonzalez tirado</dc:creator>
              <dc:date>2020-09-07T19:03:00</dc:date>
            </office:change-info>
          </text:format-change>
        </text:changed-region>
        <text:changed-region xml:id="ct255036856" text:id="ct255036856">
          <text:format-change>
            <office:change-info>
              <dc:creator>iker gonzalez tirado</dc:creator>
              <dc:date>2020-09-07T19:08:00</dc:date>
            </office:change-info>
          </text:format-change>
        </text:changed-region>
        <text:changed-region xml:id="ct255038624" text:id="ct255038624">
          <text:insertion>
            <office:change-info>
              <dc:creator>Carles Hernandez-Ferrer</dc:creator>
              <dc:date>2020-07-06T22:36:57</dc:date>
            </office:change-info>
          </text:insertion>
        </text:changed-region>
        <text:changed-region xml:id="ct255039040" text:id="ct255039040">
          <text:format-change>
            <office:change-info>
              <dc:creator>iker gonzalez tirado</dc:creator>
              <dc:date>2020-09-07T19:08:00</dc:date>
            </office:change-info>
          </text:format-change>
        </text:changed-region>
        <text:changed-region xml:id="ct255038104" text:id="ct255038104">
          <text:insertion>
            <office:change-info>
              <dc:creator>Carles Hernandez-Ferrer</dc:creator>
              <dc:date>2020-07-06T22:36:59</dc:date>
            </office:change-info>
          </text:insertion>
        </text:changed-region>
        <text:changed-region xml:id="ct255040288" text:id="ct255040288">
          <text:insertion>
            <office:change-info>
              <dc:creator>Carles Hernandez-Ferrer</dc:creator>
              <dc:date>2020-07-06T22:25:03</dc:date>
            </office:change-info>
          </text:insertion>
        </text:changed-region>
        <text:changed-region xml:id="ct255040184" text:id="ct255040184">
          <text:insertion>
            <office:change-info>
              <dc:creator>Carles Hernandez-Ferrer</dc:creator>
              <dc:date>2020-07-06T22:23:43</dc:date>
            </office:change-info>
          </text:insertion>
        </text:changed-region>
        <text:changed-region xml:id="ct255040600" text:id="ct255040600">
          <text:deletion>
            <office:change-info>
              <dc:creator>Carles Hernandez-Ferrer</dc:creator>
              <dc:date>2020-07-06T22:23:42</dc:date>
            </office:change-info>
            <text:p text:style-name="P3"><text:span text:style-name="T3">,</text:span></text:p>
          </text:deletion>
        </text:changed-region>
        <text:changed-region xml:id="ct255038728" text:id="ct255038728">
          <text:format-change>
            <office:change-info>
              <dc:creator>iker gonzalez tirado</dc:creator>
              <dc:date>2020-09-07T19:08:00</dc:date>
            </office:change-info>
          </text:format-change>
        </text:changed-region>
        <text:changed-region xml:id="ct255039768" text:id="ct255039768">
          <text:insertion>
            <office:change-info>
              <dc:creator>Carles Hernandez-Ferrer</dc:creator>
              <dc:date>2020-07-06T22:23:52</dc:date>
            </office:change-info>
          </text:insertion>
        </text:changed-region>
        <text:changed-region xml:id="ct255041120" text:id="ct255041120">
          <text:deletion>
            <office:change-info>
              <dc:creator>Carles Hernandez-Ferrer</dc:creator>
              <dc:date>2020-07-06T22:23:52</dc:date>
            </office:change-info>
            <text:p text:style-name="P3"><text:span text:style-name="T3">,</text:span></text:p>
          </text:deletion>
        </text:changed-region>
        <text:changed-region xml:id="ct255038936" text:id="ct255038936">
          <text:format-change>
            <office:change-info>
              <dc:creator>iker gonzalez tirado</dc:creator>
              <dc:date>2020-09-07T19:08:00</dc:date>
            </office:change-info>
          </text:format-change>
        </text:changed-region>
        <text:changed-region xml:id="ct255038520" text:id="ct255038520">
          <text:deletion>
            <office:change-info>
              <dc:creator>Carles Hernandez-Ferrer</dc:creator>
              <dc:date>2020-07-06T22:23:54</dc:date>
            </office:change-info>
            <text:p text:style-name="P3"><text:span text:style-name="T3">que </text:span></text:p>
          </text:deletion>
        </text:changed-region>
        <text:changed-region xml:id="ct255041016" text:id="ct255041016">
          <text:insertion>
            <office:change-info>
              <dc:creator>Carles Hernandez-Ferrer</dc:creator>
              <dc:date>2020-07-06T22:23:55</dc:date>
            </office:change-info>
          </text:insertion>
        </text:changed-region>
        <text:changed-region xml:id="ct255038000" text:id="ct255038000">
          <text:format-change>
            <office:change-info>
              <dc:creator>iker gonzalez tirado</dc:creator>
              <dc:date>2020-09-07T19:08:00</dc:date>
            </office:change-info>
          </text:format-change>
        </text:changed-region>
        <text:changed-region xml:id="ct255039976" text:id="ct255039976">
          <text:deletion>
            <office:change-info>
              <dc:creator>Carles Hernandez-Ferrer</dc:creator>
              <dc:date>2020-07-06T22:24:01</dc:date>
            </office:change-info>
            <text:p text:style-name="P3"><text:span text:style-name="T3">año </text:span></text:p>
          </text:deletion>
        </text:changed-region>
        <text:changed-region xml:id="ct255039560" text:id="ct255039560">
          <text:format-change>
            <office:change-info>
              <dc:creator>iker gonzalez tirado</dc:creator>
              <dc:date>2020-09-07T19:08:00</dc:date>
            </office:change-info>
          </text:format-change>
        </text:changed-region>
        <text:changed-region xml:id="ct255038832" text:id="ct255038832">
          <text:insertion>
            <office:change-info>
              <dc:creator>Carles Hernandez-Ferrer</dc:creator>
              <dc:date>2020-07-06T22:24:04</dc:date>
            </office:change-info>
          </text:insertion>
        </text:changed-region>
        <text:changed-region xml:id="ct255040704" text:id="ct255040704">
          <text:format-change>
            <office:change-info>
              <dc:creator>iker gonzalez tirado</dc:creator>
              <dc:date>2020-09-07T19:08:00</dc:date>
            </office:change-info>
          </text:format-change>
        </text:changed-region>
        <text:changed-region xml:id="ct255038208" text:id="ct255038208">
          <text:format-change>
            <office:change-info>
              <dc:creator>iker gonzalez tirado</dc:creator>
              <dc:date>2020-09-07T19:17:00</dc:date>
            </office:change-info>
          </text:format-change>
        </text:changed-region>
        <text:changed-region xml:id="ct255038312" text:id="ct255038312">
          <text:insertion>
            <office:change-info>
              <dc:creator>Carles Hernandez-Ferrer</dc:creator>
              <dc:date>2020-07-06T22:38:11</dc:date>
            </office:change-info>
          </text:insertion>
        </text:changed-region>
        <text:changed-region xml:id="ct255039144" text:id="ct255039144">
          <text:format-change>
            <office:change-info>
              <dc:creator>iker gonzalez tirado</dc:creator>
              <dc:date>2020-09-07T19:17:00</dc:date>
            </office:change-info>
          </text:format-change>
        </text:changed-region>
        <text:changed-region xml:id="ct255039248" text:id="ct255039248">
          <text:deletion>
            <office:change-info>
              <dc:creator>Carles Hernandez-Ferrer</dc:creator>
              <dc:date>2020-07-06T22:25:28</dc:date>
            </office:change-info>
            <text:p text:style-name="Standard"><text:span text:style-name="T4">de </text:span></text:p>
          </text:deletion>
        </text:changed-region>
        <text:changed-region xml:id="ct255037896" text:id="ct255037896">
          <text:format-change>
            <office:change-info>
              <dc:creator>iker gonzalez tirado</dc:creator>
              <dc:date>2020-09-07T19:17:00</dc:date>
            </office:change-info>
          </text:format-change>
        </text:changed-region>
        <text:changed-region xml:id="ct255039352" text:id="ct255039352">
          <text:deletion>
            <office:change-info>
              <dc:creator>Carles Hernandez-Ferrer</dc:creator>
              <dc:date>2020-07-06T22:25:40</dc:date>
            </office:change-info>
            <text:p text:style-name="Standard"><text:span text:style-name="T4">(DIFERENCIAS) </text:span></text:p>
          </text:deletion>
        </text:changed-region>
        <text:changed-region xml:id="ct255038416" text:id="ct255038416">
          <text:format-change>
            <office:change-info>
              <dc:creator>iker gonzalez tirado</dc:creator>
              <dc:date>2020-09-07T19:17:00</dc:date>
            </office:change-info>
          </text:format-change>
        </text:changed-region>
        <text:changed-region xml:id="ct255040808" text:id="ct255040808">
          <text:deletion>
            <office:change-info>
              <dc:creator>Carles Hernandez-Ferrer</dc:creator>
              <dc:date>2020-07-06T22:25:49</dc:date>
            </office:change-info>
            <text:p text:style-name="Standard"><text:span text:style-name="T5">con</text:span></text:p>
          </text:deletion>
        </text:changed-region>
        <text:changed-region xml:id="ct255040912" text:id="ct255040912">
          <text:format-change>
            <office:change-info>
              <dc:creator>iker gonzalez tirado</dc:creator>
              <dc:date>2020-09-07T19:17:00</dc:date>
            </office:change-info>
          </text:format-change>
        </text:changed-region>
        <text:changed-region xml:id="ct255039456" text:id="ct255039456">
          <text:deletion>
            <office:change-info>
              <dc:creator>Carles Hernandez-Ferrer</dc:creator>
              <dc:date>2020-07-06T22:25:52</dc:date>
            </office:change-info>
            <text:p text:style-name="Standard"><text:span text:style-name="T4">que </text:span></text:p>
          </text:deletion>
        </text:changed-region>
        <text:changed-region xml:id="ct255040080" text:id="ct255040080">
          <text:format-change>
            <office:change-info>
              <dc:creator>iker gonzalez tirado</dc:creator>
              <dc:date>2020-09-07T19:17:00</dc:date>
            </office:change-info>
          </text:format-change>
        </text:changed-region>
        <text:changed-region xml:id="ct255039664" text:id="ct255039664">
          <text:insertion>
            <office:change-info>
              <dc:creator>Carles Hernandez-Ferrer</dc:creator>
              <dc:date>2020-07-06T22:25:55</dc:date>
            </office:change-info>
          </text:insertion>
        </text:changed-region>
        <text:changed-region xml:id="ct255039872" text:id="ct255039872">
          <text:format-change>
            <office:change-info>
              <dc:creator>iker gonzalez tirado</dc:creator>
              <dc:date>2020-09-07T19:17:00</dc:date>
            </office:change-info>
          </text:format-change>
        </text:changed-region>
        <text:changed-region xml:id="ct255040392" text:id="ct255040392">
          <text:insertion>
            <office:change-info>
              <dc:creator>Carles Hernandez-Ferrer</dc:creator>
              <dc:date>2020-07-06T22:25:57</dc:date>
            </office:change-info>
          </text:insertion>
        </text:changed-region>
        <text:changed-region xml:id="ct255040496" text:id="ct255040496">
          <text:deletion>
            <office:change-info>
              <dc:creator>Carles Hernandez-Ferrer</dc:creator>
              <dc:date>2020-07-06T22:25:58</dc:date>
            </office:change-info>
            <text:p text:style-name="Standard"><text:span text:style-name="T4">sen</text:span></text:p>
          </text:deletion>
        </text:changed-region>
        <text:changed-region xml:id="ct255042680" text:id="ct255042680">
          <text:format-change>
            <office:change-info>
              <dc:creator>iker gonzalez tirado</dc:creator>
              <dc:date>2020-09-07T19:17:00</dc:date>
            </office:change-info>
          </text:format-change>
        </text:changed-region>
        <text:changed-region xml:id="ct255042784" text:id="ct255042784">
          <text:deletion>
            <office:change-info>
              <dc:creator>Carles Hernandez-Ferrer</dc:creator>
              <dc:date>2020-07-06T22:26:15</dc:date>
            </office:change-info>
            <text:p text:style-name="Standard"><text:span text:style-name="T6">I</text:span></text:p>
          </text:deletion>
        </text:changed-region>
        <text:changed-region xml:id="ct255044032" text:id="ct255044032">
          <text:insertion>
            <office:change-info>
              <dc:creator>Carles Hernandez-Ferrer</dc:creator>
              <dc:date>2020-07-06T22:26:15</dc:date>
            </office:change-info>
          </text:insertion>
        </text:changed-region>
        <text:changed-region xml:id="ct255042264" text:id="ct255042264">
          <text:format-change>
            <office:change-info>
              <dc:creator>iker gonzalez tirado</dc:creator>
              <dc:date>2020-09-07T19:17:00</dc:date>
            </office:change-info>
          </text:format-change>
        </text:changed-region>
        <text:changed-region xml:id="ct255041536" text:id="ct255041536">
          <text:deletion>
            <office:change-info>
              <dc:creator>Carles Hernandez-Ferrer</dc:creator>
              <dc:date>2020-07-06T22:26:17</dc:date>
            </office:change-info>
            <text:p text:style-name="Standard"><text:span text:style-name="T7">V</text:span></text:p>
          </text:deletion>
        </text:changed-region>
        <text:changed-region xml:id="ct255044136" text:id="ct255044136">
          <text:insertion>
            <office:change-info>
              <dc:creator>Carles Hernandez-Ferrer</dc:creator>
              <dc:date>2020-07-06T22:26:17</dc:date>
            </office:change-info>
          </text:insertion>
        </text:changed-region>
        <text:changed-region xml:id="ct255042472" text:id="ct255042472">
          <text:format-change>
            <office:change-info>
              <dc:creator>iker gonzalez tirado</dc:creator>
              <dc:date>2020-09-07T19:17:00</dc:date>
            </office:change-info>
          </text:format-change>
        </text:changed-region>
        <text:changed-region xml:id="ct255041952" text:id="ct255041952">
          <text:insertion>
            <office:change-info>
              <dc:creator>Carles Hernandez-Ferrer</dc:creator>
              <dc:date>2020-07-06T22:26:21</dc:date>
            </office:change-info>
          </text:insertion>
        </text:changed-region>
        <text:changed-region xml:id="ct255042368" text:id="ct255042368">
          <text:format-change>
            <office:change-info>
              <dc:creator>iker gonzalez tirado</dc:creator>
              <dc:date>2020-09-14T17:15:00</dc:date>
            </office:change-info>
          </text:format-change>
        </text:changed-region>
        <text:changed-region xml:id="ct255043096" text:id="ct255043096">
          <text:insertion>
            <office:change-info>
              <dc:creator>Carles Hernandez-Ferrer</dc:creator>
              <dc:date>2020-07-06T22:26:43</dc:date>
            </office:change-info>
          </text:insertion>
        </text:changed-region>
        <text:changed-region xml:id="ct255041432" text:id="ct255041432">
          <text:format-change>
            <office:change-info>
              <dc:creator>iker gonzalez tirado</dc:creator>
              <dc:date>2020-09-14T17:18:00</dc:date>
            </office:change-info>
          </text:format-change>
        </text:changed-region>
        <text:changed-region xml:id="ct255042888" text:id="ct255042888">
          <text:deletion>
            <office:change-info>
              <dc:creator>Carles Hernandez-Ferrer</dc:creator>
              <dc:date>2020-07-06T22:26:55</dc:date>
            </office:change-info>
            <text:p text:style-name="Standard"><text:span text:style-name="T4">in</text:span></text:p>
          </text:deletion>
        </text:changed-region>
        <text:changed-region xml:id="ct255042056" text:id="ct255042056">
          <text:insertion>
            <office:change-info>
              <dc:creator>Carles Hernandez-Ferrer</dc:creator>
              <dc:date>2020-07-06T22:26:57</dc:date>
            </office:change-info>
          </text:insertion>
        </text:changed-region>
        <text:changed-region xml:id="ct255042160" text:id="ct255042160">
          <text:insertion>
            <office:change-info>
              <dc:creator>Carles Hernandez-Ferrer</dc:creator>
              <dc:date>2020-07-06T22:27:00</dc:date>
            </office:change-info>
          </text:insertion>
        </text:changed-region>
        <text:changed-region xml:id="ct255044240" text:id="ct255044240">
          <text:format-change>
            <office:change-info>
              <dc:creator>iker gonzalez tirado</dc:creator>
              <dc:date>2020-09-14T17:18:00</dc:date>
            </office:change-info>
          </text:format-change>
        </text:changed-region>
        <text:changed-region xml:id="ct255041848" text:id="ct255041848">
          <text:insertion>
            <office:change-info>
              <dc:creator>Carles Hernandez-Ferrer</dc:creator>
              <dc:date>2020-07-06T22:27:04</dc:date>
            </office:change-info>
          </text:insertion>
        </text:changed-region>
        <text:changed-region xml:id="ct255043824" text:id="ct255043824">
          <text:deletion>
            <office:change-info>
              <dc:creator>Carles Hernandez-Ferrer</dc:creator>
              <dc:date>2020-07-06T22:27:04</dc:date>
            </office:change-info>
            <text:p text:style-name="Standard"><text:span text:style-name="T4">,</text:span></text:p>
          </text:deletion>
        </text:changed-region>
        <text:changed-region xml:id="ct255044344" text:id="ct255044344">
          <text:format-change>
            <office:change-info>
              <dc:creator>iker gonzalez tirado</dc:creator>
              <dc:date>2020-09-14T17:18:00</dc:date>
            </office:change-info>
          </text:format-change>
        </text:changed-region>
        <text:changed-region xml:id="ct255044448" text:id="ct255044448">
          <text:insertion>
            <office:change-info>
              <dc:creator>Carles Hernandez-Ferrer</dc:creator>
              <dc:date>2020-07-06T22:27:09</dc:date>
            </office:change-info>
          </text:insertion>
        </text:changed-region>
        <text:changed-region xml:id="ct255041640" text:id="ct255041640">
          <text:format-change>
            <office:change-info>
              <dc:creator>iker gonzalez tirado</dc:creator>
              <dc:date>2020-09-14T17:18:00</dc:date>
            </office:change-info>
          </text:format-change>
        </text:changed-region>
        <text:changed-region xml:id="ct255041224" text:id="ct255041224">
          <text:insertion>
            <office:change-info>
              <dc:creator>Carles Hernandez-Ferrer</dc:creator>
              <dc:date>2020-07-06T22:27:14</dc:date>
            </office:change-info>
          </text:insertion>
        </text:changed-region>
        <text:changed-region xml:id="ct255041328" text:id="ct255041328">
          <text:deletion>
            <office:change-info>
              <dc:creator>Carles Hernandez-Ferrer</dc:creator>
              <dc:date>2020-07-06T22:27:21</dc:date>
            </office:change-info>
            <text:p text:style-name="Standard"><text:span text:style-name="T4">de </text:span></text:p>
          </text:deletion>
        </text:changed-region>
        <text:changed-region xml:id="ct255041744" text:id="ct255041744">
          <text:format-change>
            <office:change-info>
              <dc:creator>iker gonzalez tirado</dc:creator>
              <dc:date>2020-09-14T17:18:00</dc:date>
            </office:change-info>
          </text:format-change>
        </text:changed-region>
        <text:changed-region xml:id="ct255042992" text:id="ct255042992">
          <text:insertion>
            <office:change-info>
              <dc:creator>Carles Hernandez-Ferrer</dc:creator>
              <dc:date>2020-07-06T22:27:24</dc:date>
            </office:change-info>
          </text:insertion>
        </text:changed-region>
        <text:changed-region xml:id="ct255043200" text:id="ct255043200">
          <text:format-change>
            <office:change-info>
              <dc:creator>iker gonzalez tirado</dc:creator>
              <dc:date>2020-09-14T17:18:00</dc:date>
            </office:change-info>
          </text:format-change>
        </text:changed-region>
        <text:changed-region xml:id="ct255043304" text:id="ct255043304">
          <text:insertion>
            <office:change-info>
              <dc:creator>Carles Hernandez-Ferrer</dc:creator>
              <dc:date>2020-07-06T22:27:45</dc:date>
            </office:change-info>
          </text:insertion>
        </text:changed-region>
        <text:changed-region xml:id="ct255042576" text:id="ct255042576">
          <text:format-change>
            <office:change-info>
              <dc:creator>iker gonzalez tirado</dc:creator>
              <dc:date>2020-09-14T17:18:00</dc:date>
            </office:change-info>
          </text:format-change>
        </text:changed-region>
        <text:changed-region xml:id="ct255043720" text:id="ct255043720">
          <text:insertion>
            <office:change-info>
              <dc:creator>Carles Hernandez-Ferrer</dc:creator>
              <dc:date>2020-07-06T22:28:29</dc:date>
            </office:change-info>
          </text:insertion>
        </text:changed-region>
        <text:changed-region xml:id="ct255043928" text:id="ct255043928">
          <text:format-change>
            <office:change-info>
              <dc:creator>iker gonzalez tirado</dc:creator>
              <dc:date>2020-09-14T17:21:00</dc:date>
            </office:change-info>
          </text:format-change>
        </text:changed-region>
        <text:changed-region xml:id="ct255043408" text:id="ct255043408">
          <text:insertion>
            <office:change-info>
              <dc:creator>Carles Hernandez-Ferrer</dc:creator>
              <dc:date>2020-07-06T22:28:48</dc:date>
            </office:change-info>
          </text:insertion>
        </text:changed-region>
        <text:changed-region xml:id="ct255043512" text:id="ct255043512">
          <text:format-change>
            <office:change-info>
              <dc:creator>iker gonzalez tirado</dc:creator>
              <dc:date>2020-09-14T17:21:00</dc:date>
            </office:change-info>
          </text:format-change>
        </text:changed-region>
        <text:changed-region xml:id="ct255043616" text:id="ct255043616">
          <text:insertion>
            <office:change-info>
              <dc:creator>Carles Hernandez-Ferrer</dc:creator>
              <dc:date>2020-07-06T22:28:55</dc:date>
            </office:change-info>
          </text:insertion>
        </text:changed-region>
        <text:changed-region xml:id="ct255047360" text:id="ct255047360">
          <text:insertion>
            <office:change-info>
              <dc:creator>Carles Hernandez-Ferrer</dc:creator>
              <dc:date>2020-07-06T22:38:32</dc:date>
            </office:change-info>
          </text:insertion>
        </text:changed-region>
        <text:changed-region xml:id="ct255045384" text:id="ct255045384">
          <text:format-change>
            <office:change-info>
              <dc:creator>iker gonzalez tirado</dc:creator>
              <dc:date>2020-09-14T17:21:00</dc:date>
            </office:change-info>
          </text:format-change>
        </text:changed-region>
        <text:changed-region xml:id="ct255046944" text:id="ct255046944">
          <text:insertion>
            <office:change-info>
              <dc:creator>Carles Hernandez-Ferrer</dc:creator>
              <dc:date>2020-07-06T22:38:34</dc:date>
            </office:change-info>
          </text:insertion>
        </text:changed-region>
        <text:changed-region xml:id="ct255045488" text:id="ct255045488">
          <text:format-change>
            <office:change-info>
              <dc:creator>iker gonzalez tirado</dc:creator>
              <dc:date>2020-09-14T17:21:00</dc:date>
            </office:change-info>
          </text:format-change>
        </text:changed-region>
        <text:changed-region xml:id="ct255046736" text:id="ct255046736">
          <text:insertion>
            <office:change-info>
              <dc:creator>Carles Hernandez-Ferrer</dc:creator>
              <dc:date>2020-07-06T22:29:06</dc:date>
            </office:change-info>
          </text:insertion>
        </text:changed-region>
        <text:changed-region xml:id="ct255046840" text:id="ct255046840">
          <text:format-change>
            <office:change-info>
              <dc:creator>iker gonzalez tirado</dc:creator>
              <dc:date>2020-09-14T17:21:00</dc:date>
            </office:change-info>
          </text:format-change>
        </text:changed-region>
        <text:changed-region xml:id="ct255046008" text:id="ct255046008">
          <text:insertion>
            <office:change-info>
              <dc:creator>Carles Hernandez-Ferrer</dc:creator>
              <dc:date>2020-07-06T22:29:11</dc:date>
            </office:change-info>
          </text:insertion>
        </text:changed-region>
        <text:changed-region xml:id="ct255047152" text:id="ct255047152">
          <text:format-change>
            <office:change-info>
              <dc:creator>iker gonzalez tirado</dc:creator>
              <dc:date>2020-09-14T17:21:00</dc:date>
            </office:change-info>
          </text:format-change>
        </text:changed-region>
        <text:changed-region xml:id="ct255045696" text:id="ct255045696">
          <text:format-change>
            <office:change-info>
              <dc:creator>iker gonzalez tirado</dc:creator>
              <dc:date>2020-09-14T17:40:00</dc:date>
            </office:change-info>
          </text:format-change>
        </text:changed-region>
        <text:changed-region xml:id="ct255047048" text:id="ct255047048">
          <text:insertion>
            <office:change-info>
              <dc:creator>Carles Hernandez-Ferrer</dc:creator>
              <dc:date>2020-07-06T22:29:35</dc:date>
            </office:change-info>
          </text:insertion>
        </text:changed-region>
        <text:changed-region xml:id="ct255047256" text:id="ct255047256">
          <text:format-change>
            <office:change-info>
              <dc:creator>iker gonzalez tirado</dc:creator>
              <dc:date>2020-09-14T17:40:00</dc:date>
            </office:change-info>
          </text:format-change>
        </text:changed-region>
        <text:changed-region xml:id="ct255044656" text:id="ct255044656">
          <text:insertion>
            <office:change-info>
              <dc:creator>Carles Hernandez-Ferrer</dc:creator>
              <dc:date>2020-07-06T22:29:59</dc:date>
            </office:change-info>
          </text:insertion>
        </text:changed-region>
        <text:changed-region xml:id="ct255047464" text:id="ct255047464">
          <text:format-change>
            <office:change-info>
              <dc:creator>iker gonzalez tirado</dc:creator>
              <dc:date>2020-09-14T17:40:00</dc:date>
            </office:change-info>
          </text:format-change>
        </text:changed-region>
        <text:changed-region xml:id="ct255045592" text:id="ct255045592">
          <text:insertion>
            <office:change-info>
              <dc:creator>Carles Hernandez-Ferrer</dc:creator>
              <dc:date>2020-07-06T22:31:23</dc:date>
            </office:change-info>
          </text:insertion>
        </text:changed-region>
        <text:changed-region xml:id="ct255047568" text:id="ct255047568">
          <text:format-change>
            <office:change-info>
              <dc:creator>iker gonzalez tirado</dc:creator>
              <dc:date>2020-09-14T17:24:00</dc:date>
            </office:change-info>
          </text:format-change>
        </text:changed-region>
        <text:changed-region xml:id="ct255045176" text:id="ct255045176">
          <text:insertion>
            <office:change-info>
              <dc:creator>Carles Hernandez-Ferrer</dc:creator>
              <dc:date>2020-07-06T22:38:52</dc:date>
            </office:change-info>
          </text:insertion>
        </text:changed-region>
        <text:changed-region xml:id="ct255044552" text:id="ct255044552">
          <text:format-change>
            <office:change-info>
              <dc:creator>iker gonzalez tirado</dc:creator>
              <dc:date>2020-09-14T17:24:00</dc:date>
            </office:change-info>
          </text:format-change>
        </text:changed-region>
        <text:changed-region xml:id="ct255046112" text:id="ct255046112">
          <text:insertion>
            <office:change-info>
              <dc:creator>Carles Hernandez-Ferrer</dc:creator>
              <dc:date>2020-07-06T22:38:54</dc:date>
            </office:change-info>
          </text:insertion>
        </text:changed-region>
        <text:changed-region xml:id="ct255046424" text:id="ct255046424">
          <text:insertion>
            <office:change-info>
              <dc:creator>Carles Hernandez-Ferrer</dc:creator>
              <dc:date>2020-07-06T22:31:39</dc:date>
            </office:change-info>
          </text:insertion>
        </text:changed-region>
        <text:changed-region xml:id="ct255046216" text:id="ct255046216">
          <text:format-change>
            <office:change-info>
              <dc:creator>iker gonzalez tirado</dc:creator>
              <dc:date>2020-09-14T17:24:00</dc:date>
            </office:change-info>
          </text:format-change>
        </text:changed-region>
        <text:changed-region xml:id="ct255045280" text:id="ct255045280">
          <text:format-change>
            <office:change-info>
              <dc:creator>iker gonzalez tirado</dc:creator>
              <dc:date>2020-09-14T17:41:00</dc:date>
            </office:change-info>
          </text:format-change>
        </text:changed-region>
        <text:changed-region xml:id="ct255045800" text:id="ct255045800">
          <text:insertion>
            <office:change-info>
              <dc:creator>Carles Hernandez-Ferrer</dc:creator>
              <dc:date>2020-07-06T22:31:58</dc:date>
            </office:change-info>
          </text:insertion>
        </text:changed-region>
        <text:changed-region xml:id="ct255047672" text:id="ct255047672">
          <text:format-change>
            <office:change-info>
              <dc:creator>iker gonzalez tirado</dc:creator>
              <dc:date>2020-09-14T17:43:00</dc:date>
            </office:change-info>
          </text:format-change>
        </text:changed-region>
        <text:changed-region xml:id="ct255044760" text:id="ct255044760">
          <text:insertion>
            <office:change-info>
              <dc:creator>Carles Hernandez-Ferrer</dc:creator>
              <dc:date>2020-07-06T22:32:22</dc:date>
            </office:change-info>
          </text:insertion>
        </text:changed-region>
        <text:changed-region xml:id="ct255046528" text:id="ct255046528">
          <text:deletion>
            <office:change-info>
              <dc:creator>Carles Hernandez-Ferrer</dc:creator>
              <dc:date>2020-07-06T22:32:23</dc:date>
            </office:change-info>
            <text:p text:style-name="P4">a</text:p>
          </text:deletion>
        </text:changed-region>
        <text:changed-region xml:id="ct255044864" text:id="ct255044864">
          <text:insertion>
            <office:change-info>
              <dc:creator>Carles Hernandez-Ferrer</dc:creator>
              <dc:date>2020-07-06T22:32:23</dc:date>
            </office:change-info>
          </text:insertion>
        </text:changed-region>
        <text:changed-region xml:id="ct255044968" text:id="ct255044968">
          <text:format-change>
            <office:change-info>
              <dc:creator>iker gonzalez tirado</dc:creator>
              <dc:date>2020-09-14T17:43:00</dc:date>
            </office:change-info>
          </text:format-change>
        </text:changed-region>
        <text:changed-region xml:id="ct255047776" text:id="ct255047776">
          <text:insertion>
            <office:change-info>
              <dc:creator>Carles Hernandez-Ferrer</dc:creator>
              <dc:date>2020-07-06T22:32:29</dc:date>
            </office:change-info>
          </text:insertion>
        </text:changed-region>
        <text:changed-region xml:id="ct255045072" text:id="ct255045072">
          <text:deletion>
            <office:change-info>
              <dc:creator>Carles Hernandez-Ferrer</dc:creator>
              <dc:date>2020-07-06T22:32:29</dc:date>
            </office:change-info>
            <text:p text:style-name="P4">n</text:p>
          </text:deletion>
        </text:changed-region>
        <text:changed-region xml:id="ct255045904" text:id="ct255045904">
          <text:format-change>
            <office:change-info>
              <dc:creator>iker gonzalez tirado</dc:creator>
              <dc:date>2020-09-14T17:43:00</dc:date>
            </office:change-info>
          </text:format-change>
        </text:changed-region>
        <text:changed-region xml:id="ct255046320" text:id="ct255046320">
          <text:insertion>
            <office:change-info>
              <dc:creator>Carles Hernandez-Ferrer</dc:creator>
              <dc:date>2020-07-06T22:32:33</dc:date>
            </office:change-info>
          </text:insertion>
        </text:changed-region>
        <text:changed-region xml:id="ct255046632" text:id="ct255046632">
          <text:format-change>
            <office:change-info>
              <dc:creator>iker gonzalez tirado</dc:creator>
              <dc:date>2020-09-14T17:43:00</dc:date>
            </office:change-info>
          </text:format-change>
        </text:changed-region>
        <text:changed-region xml:id="ct255050584" text:id="ct255050584">
          <text:insertion>
            <office:change-info>
              <dc:creator>Carles Hernandez-Ferrer</dc:creator>
              <dc:date>2020-07-06T22:33:04</dc:date>
            </office:change-info>
          </text:insertion>
        </text:changed-region>
        <text:changed-region xml:id="ct255050064" text:id="ct255050064">
          <text:deletion>
            <office:change-info>
              <dc:creator>Carles Hernandez-Ferrer</dc:creator>
              <dc:date>2020-07-06T22:33:03</dc:date>
            </office:change-info>
            <text:p text:style-name="P4"><text:span text:style-name="T8">s</text:span></text:p>
          </text:deletion>
        </text:changed-region>
        <text:changed-region xml:id="ct255049648" text:id="ct255049648">
          <text:format-change>
            <office:change-info>
              <dc:creator>iker gonzalez tirado</dc:creator>
              <dc:date>2020-09-14T17:43:00</dc:date>
            </office:change-info>
          </text:format-change>
        </text:changed-region>
        <text:changed-region xml:id="ct255049336" text:id="ct255049336">
          <text:deletion>
            <office:change-info>
              <dc:creator>Carles Hernandez-Ferrer</dc:creator>
              <dc:date>2020-07-06T22:33:05</dc:date>
            </office:change-info>
            <text:p text:style-name="P4"><text:span text:style-name="T8">m</text:span></text:p>
          </text:deletion>
        </text:changed-region>
        <text:changed-region xml:id="ct255049960" text:id="ct255049960">
          <text:insertion>
            <office:change-info>
              <dc:creator>Carles Hernandez-Ferrer</dc:creator>
              <dc:date>2020-07-06T22:33:06</dc:date>
            </office:change-info>
          </text:insertion>
        </text:changed-region>
        <text:changed-region xml:id="ct255050272" text:id="ct255050272">
          <text:format-change>
            <office:change-info>
              <dc:creator>iker gonzalez tirado</dc:creator>
              <dc:date>2020-09-14T17:43:00</dc:date>
            </office:change-info>
          </text:format-change>
        </text:changed-region>
        <text:changed-region xml:id="ct255050688" text:id="ct255050688">
          <text:deletion>
            <office:change-info>
              <dc:creator>Carles Hernandez-Ferrer</dc:creator>
              <dc:date>2020-07-06T22:33:07</dc:date>
            </office:change-info>
            <text:p text:style-name="P4"><text:span text:style-name="T8">b</text:span></text:p>
          </text:deletion>
        </text:changed-region>
        <text:changed-region xml:id="ct255049440" text:id="ct255049440">
          <text:insertion>
            <office:change-info>
              <dc:creator>Carles Hernandez-Ferrer</dc:creator>
              <dc:date>2020-07-06T22:33:07</dc:date>
            </office:change-info>
          </text:insertion>
        </text:changed-region>
        <text:changed-region xml:id="ct255048192" text:id="ct255048192">
          <text:format-change>
            <office:change-info>
              <dc:creator>iker gonzalez tirado</dc:creator>
              <dc:date>2020-09-14T17:43:00</dc:date>
            </office:change-info>
          </text:format-change>
        </text:changed-region>
        <text:changed-region xml:id="ct255050792" text:id="ct255050792">
          <text:format-change>
            <office:change-info>
              <dc:creator>iker gonzalez tirado</dc:creator>
              <dc:date>2020-09-14T17:45:00</dc:date>
            </office:change-info>
          </text:format-change>
        </text:changed-region>
        <text:changed-region xml:id="ct255048296" text:id="ct255048296">
          <text:insertion>
            <office:change-info>
              <dc:creator>Carles Hernandez-Ferrer</dc:creator>
              <dc:date>2020-07-06T22:33:15</dc:date>
            </office:change-info>
          </text:insertion>
        </text:changed-region>
        <text:changed-region xml:id="ct255048400" text:id="ct255048400">
          <text:deletion>
            <office:change-info>
              <dc:creator>Carles Hernandez-Ferrer</dc:creator>
              <dc:date>2020-07-06T22:33:15</dc:date>
            </office:change-info>
            <text:p text:style-name="P4">e</text:p>
          </text:deletion>
        </text:changed-region>
        <text:changed-region xml:id="ct255047880" text:id="ct255047880">
          <text:insertion>
            <office:change-info>
              <dc:creator>Carles Hernandez-Ferrer</dc:creator>
              <dc:date>2020-07-06T22:33:16</dc:date>
            </office:change-info>
          </text:insertion>
        </text:changed-region>
        <text:changed-region xml:id="ct255049752" text:id="ct255049752">
          <text:format-change>
            <office:change-info>
              <dc:creator>iker gonzalez tirado</dc:creator>
              <dc:date>2020-09-14T17:45:00</dc:date>
            </office:change-info>
          </text:format-change>
        </text:changed-region>
        <text:changed-region xml:id="ct255049024" text:id="ct255049024">
          <text:insertion>
            <office:change-info>
              <dc:creator>Carles Hernandez-Ferrer</dc:creator>
              <dc:date>2020-07-06T22:33:28</dc:date>
            </office:change-info>
          </text:insertion>
        </text:changed-region>
        <text:changed-region xml:id="ct255050376" text:id="ct255050376">
          <text:format-change>
            <office:change-info>
              <dc:creator>iker gonzalez tirado</dc:creator>
              <dc:date>2020-09-14T17:45:00</dc:date>
            </office:change-info>
          </text:format-change>
        </text:changed-region>
        <text:changed-region xml:id="ct255049544" text:id="ct255049544">
          <text:format-change>
            <office:change-info>
              <dc:creator>iker gonzalez tirado</dc:creator>
              <dc:date>2020-09-16T17:55:00</dc:date>
            </office:change-info>
          </text:format-change>
        </text:changed-region>
        <text:changed-region xml:id="ct255050896" text:id="ct255050896">
          <text:insertion>
            <office:change-info>
              <dc:creator>Carles Hernandez-Ferrer</dc:creator>
              <dc:date>2020-07-06T22:33:44</dc:date>
            </office:change-info>
          </text:insertion>
        </text:changed-region>
        <text:changed-region xml:id="ct255050480" text:id="ct255050480">
          <text:deletion>
            <office:change-info>
              <dc:creator>Carles Hernandez-Ferrer</dc:creator>
              <dc:date>2020-07-06T22:33:44</dc:date>
            </office:change-info>
            <text:p text:style-name="Standard"><text:span text:style-name="T4">e</text:span></text:p>
          </text:deletion>
        </text:changed-region>
        <text:changed-region xml:id="ct255048712" text:id="ct255048712">
          <text:insertion>
            <office:change-info>
              <dc:creator>Carles Hernandez-Ferrer</dc:creator>
              <dc:date>2020-07-06T22:33:45</dc:date>
            </office:change-info>
          </text:insertion>
        </text:changed-region>
        <text:changed-region xml:id="ct255051000" text:id="ct255051000">
          <text:format-change>
            <office:change-info>
              <dc:creator>iker gonzalez tirado</dc:creator>
              <dc:date>2020-09-16T17:55:00</dc:date>
            </office:change-info>
          </text:format-change>
        </text:changed-region>
        <text:changed-region xml:id="ct255048088" text:id="ct255048088">
          <text:insertion>
            <office:change-info>
              <dc:creator>Carles Hernandez-Ferrer</dc:creator>
              <dc:date>2020-07-06T22:33:55</dc:date>
            </office:change-info>
          </text:insertion>
        </text:changed-region>
        <text:changed-region xml:id="ct255703920" text:id="ct255703920">
          <text:format-change>
            <office:change-info>
              <dc:creator>iker gonzalez tirado</dc:creator>
              <dc:date>2020-09-23T17:32:00</dc:date>
            </office:change-info>
          </text:format-change>
        </text:changed-region>
        <text:changed-region xml:id="ct255048504" text:id="ct255048504">
          <text:deletion>
            <office:change-info>
              <dc:creator>Carles Hernandez-Ferrer</dc:creator>
              <dc:date>2020-07-06T22:36:22</dc:date>
            </office:change-info>
            <text:p text:style-name="Standard"><text:span text:style-name="T4">s</text:span></text:p>
          </text:deletion>
        </text:changed-region>
        <text:changed-region xml:id="ct255048816" text:id="ct255048816">
          <text:insertion>
            <office:change-info>
              <dc:creator>Carles Hernandez-Ferrer</dc:creator>
              <dc:date>2020-07-06T22:36:22</dc:date>
            </office:change-info>
          </text:insertion>
        </text:changed-region>
        <text:changed-region xml:id="ct255706312" text:id="ct255706312">
          <text:format-change>
            <office:change-info>
              <dc:creator>iker gonzalez tirado</dc:creator>
              <dc:date>2020-09-23T17:32:00</dc:date>
            </office:change-info>
          </text:format-change>
        </text:changed-region>
        <text:changed-region xml:id="ct255051104" text:id="ct255051104">
          <text:insertion>
            <office:change-info>
              <dc:creator>Carles Hernandez-Ferrer</dc:creator>
              <dc:date>2020-07-06T22:39:11</dc:date>
            </office:change-info>
          </text:insertion>
        </text:changed-region>
        <text:changed-region xml:id="ct255706624" text:id="ct255706624">
          <text:format-change>
            <office:change-info>
              <dc:creator>iker gonzalez tirado</dc:creator>
              <dc:date>2020-09-23T17:35:00</dc:date>
            </office:change-info>
          </text:format-change>
        </text:changed-region>
        <text:changed-region xml:id="ct255049128" text:id="ct255049128">
          <text:insertion>
            <office:change-info>
              <dc:creator>Carles Hernandez-Ferrer</dc:creator>
              <dc:date>2020-07-06T22:39:36</dc:date>
            </office:change-info>
          </text:insertion>
        </text:changed-region>
        <text:changed-region xml:id="ct255706728" text:id="ct255706728">
          <text:format-change>
            <office:change-info>
              <dc:creator>iker gonzalez tirado</dc:creator>
              <dc:date>2020-09-23T17:35:00</dc:date>
            </office:change-info>
          </text:format-change>
        </text:changed-region>
        <text:changed-region xml:id="ct255049856" text:id="ct255049856">
          <text:insertion>
            <office:change-info>
              <dc:creator>Carles Hernandez-Ferrer</dc:creator>
              <dc:date>2020-07-06T22:39:57</dc:date>
            </office:change-info>
          </text:insertion>
        </text:changed-region>
        <text:changed-region xml:id="ct255706832" text:id="ct255706832">
          <text:format-change>
            <office:change-info>
              <dc:creator>iker gonzalez tirado</dc:creator>
              <dc:date>2020-09-23T17:35:00</dc:date>
            </office:change-info>
          </text:format-change>
        </text:changed-region>
        <text:changed-region xml:id="ct255047984" text:id="ct255047984">
          <text:insertion>
            <office:change-info>
              <dc:creator>Carles Hernandez-Ferrer</dc:creator>
              <dc:date>2020-07-06T22:39:49</dc:date>
            </office:change-info>
          </text:insertion>
        </text:changed-region>
        <text:changed-region xml:id="ct255704440" text:id="ct255704440">
          <text:format-change>
            <office:change-info>
              <dc:creator>iker gonzalez tirado</dc:creator>
              <dc:date>2020-09-23T17:35:00</dc:date>
            </office:change-info>
          </text:format-change>
        </text:changed-region>
        <text:changed-region xml:id="ct255709640" text:id="ct255709640">
          <text:format-change>
            <office:change-info>
              <dc:creator>iker gonzalez tirado</dc:creator>
              <dc:date>2020-09-23T17:39:00</dc:date>
            </office:change-info>
          </text:format-change>
        </text:changed-region>
        <text:changed-region xml:id="ct255048920" text:id="ct255048920">
          <text:insertion>
            <office:change-info>
              <dc:creator>Carles Hernandez-Ferrer</dc:creator>
              <dc:date>2020-07-06T22:40:08</dc:date>
            </office:change-info>
          </text:insertion>
        </text:changed-region>
        <text:changed-region xml:id="ct255049232" text:id="ct255049232">
          <text:deletion>
            <office:change-info>
              <dc:creator>Carles Hernandez-Ferrer</dc:creator>
              <dc:date>2020-07-06T22:40:07</dc:date>
            </office:change-info>
            <text:p text:style-name="P5"><text:span text:style-name="T9">i</text:span></text:p>
          </text:deletion>
        </text:changed-region>
        <text:changed-region xml:id="ct255709016" text:id="ct255709016">
          <text:format-change>
            <office:change-info>
              <dc:creator>iker gonzalez tirado</dc:creator>
              <dc:date>2020-09-23T17:39:00</dc:date>
            </office:change-info>
          </text:format-change>
        </text:changed-region>
        <text:changed-region xml:id="ct255052248" text:id="ct255052248">
          <text:insertion>
            <office:change-info>
              <dc:creator>Carles Hernandez-Ferrer</dc:creator>
              <dc:date>2020-07-06T22:40:11</dc:date>
            </office:change-info>
          </text:insertion>
        </text:changed-region>
        <text:changed-region xml:id="ct255708600" text:id="ct255708600">
          <text:format-change>
            <office:change-info>
              <dc:creator>iker gonzalez tirado</dc:creator>
              <dc:date>2020-09-23T17:39:00</dc:date>
            </office:change-info>
          </text:format-change>
        </text:changed-region>
        <text:changed-region xml:id="ct255051832" text:id="ct255051832">
          <text:insertion>
            <office:change-info>
              <dc:creator>Carles Hernandez-Ferrer</dc:creator>
              <dc:date>2020-07-06T22:40:26</dc:date>
            </office:change-info>
          </text:insertion>
        </text:changed-region>
        <text:changed-region xml:id="ct255708704" text:id="ct255708704">
          <text:format-change>
            <office:change-info>
              <dc:creator>iker gonzalez tirado</dc:creator>
              <dc:date>2020-09-23T17:39:00</dc:date>
            </office:change-info>
          </text:format-change>
        </text:changed-region>
        <text:changed-region xml:id="ct255054120" text:id="ct255054120">
          <text:insertion>
            <office:change-info>
              <dc:creator>Carles Hernandez-Ferrer</dc:creator>
              <dc:date>2020-07-06T22:40:33</dc:date>
            </office:change-info>
          </text:insertion>
        </text:changed-region>
        <text:changed-region xml:id="ct255709120" text:id="ct255709120">
          <text:deletion>
            <office:change-info>
              <dc:creator>iker gonzalez tirado</dc:creator>
              <dc:date>2020-09-23T17:40:00</dc:date>
            </office:change-info>
            <text:p text:style-name="Standard"><text:span text:style-name="T10"/></text:p>
            <text:p text:style-name="Standard"><text:span text:style-name="T11">-</text:span><text:span text:style-name="T12">1993, el software World Wide Web se puso en dominio público</text:span><text:span text:style-name="T10">, pero años después Internet era suficientemente potente para hacer que los juegos online sean como los conocemos ahora.</text:span></text:p>
          </text:deletion>
        </text:changed-region>
        <text:changed-region xml:id="ct255054328" text:id="ct255054328">
          <text:insertion>
            <office:change-info>
              <dc:creator>Carles Hernandez-Ferrer</dc:creator>
              <dc:date>2020-07-06T22:41:07</dc:date>
            </office:change-info>
          </text:insertion>
        </text:changed-region>
        <text:changed-region xml:id="ct255711616" text:id="ct255711616">
          <text:format-change>
            <office:change-info>
              <dc:creator>iker gonzalez tirado</dc:creator>
              <dc:date>2020-09-23T17:42:00</dc:date>
            </office:change-info>
          </text:format-change>
        </text:changed-region>
        <text:changed-region xml:id="ct255052040" text:id="ct255052040">
          <text:insertion>
            <office:change-info>
              <dc:creator>Carles Hernandez-Ferrer</dc:creator>
              <dc:date>2020-07-06T22:41:34</dc:date>
            </office:change-info>
          </text:insertion>
        </text:changed-region>
        <text:changed-region xml:id="ct255051416" text:id="ct255051416">
          <text:deletion>
            <office:change-info>
              <dc:creator>Carles Hernandez-Ferrer</dc:creator>
              <dc:date>2020-07-06T22:41:33</dc:date>
            </office:change-info>
            <text:p text:style-name="P6"><text:span text:style-name="T11">n</text:span></text:p>
          </text:deletion>
        </text:changed-region>
        <text:changed-region xml:id="ct255711304" text:id="ct255711304">
          <text:format-change>
            <office:change-info>
              <dc:creator>iker gonzalez tirado</dc:creator>
              <dc:date>2020-09-23T17:42:00</dc:date>
            </office:change-info>
          </text:format-change>
        </text:changed-region>
        <text:changed-region xml:id="ct255054432" text:id="ct255054432">
          <text:insertion>
            <office:change-info>
              <dc:creator>Carles Hernandez-Ferrer</dc:creator>
              <dc:date>2020-07-06T22:41:36</dc:date>
            </office:change-info>
          </text:insertion>
        </text:changed-region>
        <text:changed-region xml:id="ct255054224" text:id="ct255054224">
          <text:deletion>
            <office:change-info>
              <dc:creator>Carles Hernandez-Ferrer</dc:creator>
              <dc:date>2020-07-06T22:41:36</dc:date>
            </office:change-info>
            <text:p text:style-name="P6"><text:span text:style-name="T11">s</text:span></text:p>
          </text:deletion>
        </text:changed-region>
        <text:changed-region xml:id="ct255710888" text:id="ct255710888">
          <text:format-change>
            <office:change-info>
              <dc:creator>iker gonzalez tirado</dc:creator>
              <dc:date>2020-09-23T17:42:00</dc:date>
            </office:change-info>
          </text:format-change>
        </text:changed-region>
        <text:changed-region xml:id="ct255053704" text:id="ct255053704">
          <text:deletion>
            <office:change-info>
              <dc:creator>Carles Hernandez-Ferrer</dc:creator>
              <dc:date>2020-07-06T22:41:39</dc:date>
            </office:change-info>
            <text:p text:style-name="P6"><text:span text:style-name="T11">ban</text:span></text:p>
          </text:deletion>
        </text:changed-region>
        <text:changed-region xml:id="ct255052976" text:id="ct255052976">
          <text:insertion>
            <office:change-info>
              <dc:creator>Carles Hernandez-Ferrer</dc:creator>
              <dc:date>2020-07-06T22:41:39</dc:date>
            </office:change-info>
          </text:insertion>
        </text:changed-region>
        <text:changed-region xml:id="ct255712032" text:id="ct255712032">
          <text:format-change>
            <office:change-info>
              <dc:creator>iker gonzalez tirado</dc:creator>
              <dc:date>2020-09-23T17:42:00</dc:date>
            </office:change-info>
          </text:format-change>
        </text:changed-region>
        <text:changed-region xml:id="ct255051624" text:id="ct255051624">
          <text:deletion>
            <office:change-info>
              <dc:creator>Carles Hernandez-Ferrer</dc:creator>
              <dc:date>2020-07-06T22:41:44</dc:date>
            </office:change-info>
            <text:p text:style-name="P6"><text:span text:style-name="T11">no tan</text:span></text:p>
          </text:deletion>
        </text:changed-region>
        <text:changed-region xml:id="ct255054016" text:id="ct255054016">
          <text:insertion>
            <office:change-info>
              <dc:creator>Carles Hernandez-Ferrer</dc:creator>
              <dc:date>2020-07-06T22:41:44</dc:date>
            </office:change-info>
          </text:insertion>
        </text:changed-region>
        <text:changed-region xml:id="ct255712968" text:id="ct255712968">
          <text:format-change>
            <office:change-info>
              <dc:creator>iker gonzalez tirado</dc:creator>
              <dc:date>2020-09-23T17:42:00</dc:date>
            </office:change-info>
          </text:format-change>
        </text:changed-region>
        <text:changed-region xml:id="ct255053288" text:id="ct255053288">
          <text:insertion>
            <office:change-info>
              <dc:creator>Carles Hernandez-Ferrer</dc:creator>
              <dc:date>2020-07-06T22:41:47</dc:date>
            </office:change-info>
          </text:insertion>
        </text:changed-region>
        <text:changed-region xml:id="ct255052352" text:id="ct255052352">
          <text:deletion>
            <office:change-info>
              <dc:creator>Carles Hernandez-Ferrer</dc:creator>
              <dc:date>2020-07-06T22:41:55</dc:date>
            </office:change-info>
            <text:p text:style-name="P6"><text:span text:style-name="T11"><text:s/></text:span></text:p>
          </text:deletion>
        </text:changed-region>
        <text:changed-region xml:id="ct255711720" text:id="ct255711720">
          <text:format-change>
            <office:change-info>
              <dc:creator>iker gonzalez tirado</dc:creator>
              <dc:date>2020-09-23T17:42:00</dc:date>
            </office:change-info>
          </text:format-change>
        </text:changed-region>
        <text:changed-region xml:id="ct255053392" text:id="ct255053392">
          <text:deletion>
            <office:change-info>
              <dc:creator>Carles Hernandez-Ferrer</dc:creator>
              <dc:date>2020-07-06T22:41:56</dc:date>
            </office:change-info>
            <text:p text:style-name="P6"><text:span text:style-name="T11"><text:s/>más</text:span></text:p>
          </text:deletion>
        </text:changed-region>
        <text:changed-region xml:id="ct255711824" text:id="ct255711824">
          <text:format-change>
            <office:change-info>
              <dc:creator>iker gonzalez tirado</dc:creator>
              <dc:date>2020-09-23T17:42:00</dc:date>
            </office:change-info>
          </text:format-change>
        </text:changed-region>
        <text:changed-region xml:id="ct255710056" text:id="ct255710056">
          <text:format-change>
            <office:change-info>
              <dc:creator>iker gonzalez tirado</dc:creator>
              <dc:date>2020-09-23T17:43:00</dc:date>
            </office:change-info>
          </text:format-change>
        </text:changed-region>
        <text:changed-region xml:id="ct255051208" text:id="ct255051208">
          <text:insertion>
            <office:change-info>
              <dc:creator>Carles Hernandez-Ferrer</dc:creator>
              <dc:date>2020-07-06T22:42:11</dc:date>
            </office:change-info>
          </text:insertion>
        </text:changed-region>
        <text:changed-region xml:id="ct255713072" text:id="ct255713072">
          <text:format-change>
            <office:change-info>
              <dc:creator>iker gonzalez tirado</dc:creator>
              <dc:date>2020-09-23T17:59:00</dc:date>
            </office:change-info>
          </text:format-change>
        </text:changed-region>
        <text:changed-region xml:id="ct255053808" text:id="ct255053808">
          <text:insertion>
            <office:change-info>
              <dc:creator>Carles Hernandez-Ferrer</dc:creator>
              <dc:date>2020-07-06T22:42:46</dc:date>
            </office:change-info>
          </text:insertion>
        </text:changed-region>
        <text:changed-region xml:id="ct255711200" text:id="ct255711200">
          <text:format-change>
            <office:change-info>
              <dc:creator>iker gonzalez tirado</dc:creator>
              <dc:date>2020-09-23T17:59:00</dc:date>
            </office:change-info>
          </text:format-change>
        </text:changed-region>
        <text:changed-region xml:id="ct255051520" text:id="ct255051520">
          <text:insertion>
            <office:change-info>
              <dc:creator>Carles Hernandez-Ferrer</dc:creator>
              <dc:date>2020-07-06T22:42:28</dc:date>
            </office:change-info>
          </text:insertion>
        </text:changed-region>
        <text:changed-region xml:id="ct255052456" text:id="ct255052456">
          <text:deletion>
            <office:change-info>
              <dc:creator>Carles Hernandez-Ferrer</dc:creator>
              <dc:date>2020-07-06T22:42:28</dc:date>
            </office:change-info>
            <text:p text:style-name="P7">s</text:p>
          </text:deletion>
        </text:changed-region>
        <text:changed-region xml:id="ct255710680" text:id="ct255710680">
          <text:format-change>
            <office:change-info>
              <dc:creator>iker gonzalez tirado</dc:creator>
              <dc:date>2020-09-23T17:59:00</dc:date>
            </office:change-info>
          </text:format-change>
        </text:changed-region>
        <text:changed-region xml:id="ct255052560" text:id="ct255052560">
          <text:insertion>
            <office:change-info>
              <dc:creator>Carles Hernandez-Ferrer</dc:creator>
              <dc:date>2020-07-06T22:42:30</dc:date>
            </office:change-info>
          </text:insertion>
        </text:changed-region>
        <text:changed-region xml:id="ct255051312" text:id="ct255051312">
          <text:deletion>
            <office:change-info>
              <dc:creator>Carles Hernandez-Ferrer</dc:creator>
              <dc:date>2020-07-06T22:42:30</dc:date>
            </office:change-info>
            <text:p text:style-name="P7">c</text:p>
          </text:deletion>
        </text:changed-region>
        <text:changed-region xml:id="ct255712240" text:id="ct255712240">
          <text:format-change>
            <office:change-info>
              <dc:creator>iker gonzalez tirado</dc:creator>
              <dc:date>2020-09-23T17:59:00</dc:date>
            </office:change-info>
          </text:format-change>
        </text:changed-region>
        <text:changed-region xml:id="ct255051728" text:id="ct255051728">
          <text:deletion>
            <office:change-info>
              <dc:creator>Carles Hernandez-Ferrer</dc:creator>
              <dc:date>2020-07-06T22:42:32</dc:date>
            </office:change-info>
            <text:p text:style-name="P7">s</text:p>
          </text:deletion>
        </text:changed-region>
        <text:changed-region xml:id="ct255051936" text:id="ct255051936">
          <text:insertion>
            <office:change-info>
              <dc:creator>Carles Hernandez-Ferrer</dc:creator>
              <dc:date>2020-07-06T22:42:32</dc:date>
            </office:change-info>
          </text:insertion>
        </text:changed-region>
        <text:changed-region xml:id="ct255712136" text:id="ct255712136">
          <text:format-change>
            <office:change-info>
              <dc:creator>iker gonzalez tirado</dc:creator>
              <dc:date>2020-09-23T17:59:00</dc:date>
            </office:change-info>
          </text:format-change>
        </text:changed-region>
        <text:changed-region xml:id="ct255053912" text:id="ct255053912">
          <text:insertion>
            <office:change-info>
              <dc:creator>Carles Hernandez-Ferrer</dc:creator>
              <dc:date>2020-07-06T22:42:35</dc:date>
            </office:change-info>
          </text:insertion>
        </text:changed-region>
        <text:changed-region xml:id="ct255053496" text:id="ct255053496">
          <text:deletion>
            <office:change-info>
              <dc:creator>Carles Hernandez-Ferrer</dc:creator>
              <dc:date>2020-07-06T22:42:35</dc:date>
            </office:change-info>
            <text:p text:style-name="P7">l</text:p>
          </text:deletion>
        </text:changed-region>
        <text:changed-region xml:id="ct255712344" text:id="ct255712344">
          <text:format-change>
            <office:change-info>
              <dc:creator>iker gonzalez tirado</dc:creator>
              <dc:date>2020-09-23T17:59:00</dc:date>
            </office:change-info>
          </text:format-change>
        </text:changed-region>
        <text:changed-region xml:id="ct255052664" text:id="ct255052664">
          <text:insertion>
            <office:change-info>
              <dc:creator>Carles Hernandez-Ferrer</dc:creator>
              <dc:date>2020-07-06T22:42:38</dc:date>
            </office:change-info>
          </text:insertion>
        </text:changed-region>
        <text:changed-region xml:id="ct255052144" text:id="ct255052144">
          <text:deletion>
            <office:change-info>
              <dc:creator>Carles Hernandez-Ferrer</dc:creator>
              <dc:date>2020-07-06T22:42:38</dc:date>
            </office:change-info>
            <text:p text:style-name="P7">l</text:p>
          </text:deletion>
        </text:changed-region>
        <text:changed-region xml:id="ct255711408" text:id="ct255711408">
          <text:format-change>
            <office:change-info>
              <dc:creator>iker gonzalez tirado</dc:creator>
              <dc:date>2020-09-23T17:59:00</dc:date>
            </office:change-info>
          </text:format-change>
        </text:changed-region>
        <text:changed-region xml:id="ct255052768" text:id="ct255052768">
          <text:deletion>
            <office:change-info>
              <dc:creator>Carles Hernandez-Ferrer</dc:creator>
              <dc:date>2020-07-06T22:42:43</dc:date>
            </office:change-info>
            <text:p text:style-name="P7">s</text:p>
          </text:deletion>
        </text:changed-region>
        <text:changed-region xml:id="ct255053600" text:id="ct255053600">
          <text:insertion>
            <office:change-info>
              <dc:creator>Carles Hernandez-Ferrer</dc:creator>
              <dc:date>2020-07-06T22:42:43</dc:date>
            </office:change-info>
          </text:insertion>
        </text:changed-region>
        <text:changed-region xml:id="ct255712448" text:id="ct255712448">
          <text:format-change>
            <office:change-info>
              <dc:creator>iker gonzalez tirado</dc:creator>
              <dc:date>2020-09-23T17:59:00</dc:date>
            </office:change-info>
          </text:format-change>
        </text:changed-region>
        <text:changed-region xml:id="ct255052872" text:id="ct255052872">
          <text:insertion>
            <office:change-info>
              <dc:creator>Carles Hernandez-Ferrer</dc:creator>
              <dc:date>2020-07-06T22:44:08</dc:date>
            </office:change-info>
          </text:insertion>
        </text:changed-region>
        <text:changed-region xml:id="ct255716920" text:id="ct255716920">
          <text:insertion>
            <office:change-info>
              <dc:creator>Carles Hernandez-Ferrer</dc:creator>
              <dc:date>2020-07-06T22:45:00</dc:date>
            </office:change-info>
          </text:insertion>
        </text:changed-region>
        <text:changed-region xml:id="ct255053184" text:id="ct255053184">
          <text:insertion>
            <office:change-info>
              <dc:creator>Carles Hernandez-Ferrer</dc:creator>
              <dc:date>2020-07-06T22:45:47</dc:date>
            </office:change-info>
          </text:insertion>
        </text:changed-region>
        <text:changed-region xml:id="ct255028536" text:id="ct255028536">
          <text:deletion>
            <office:change-info>
              <dc:creator>Carles Hernandez-Ferrer</dc:creator>
              <dc:date>2020-07-06T22:45:52</dc:date>
            </office:change-info>
            <text:p text:style-name="P8">REACIÓN DE UN VIDEOJUEGO</text:p>
          </text:deletion>
        </text:changed-region>
        <text:changed-region xml:id="ct250782288" text:id="ct250782288">
          <text:insertion>
            <office:change-info>
              <dc:creator>Carles Hernandez-Ferrer</dc:creator>
              <dc:date>2020-07-06T22:46:31</dc:date>
            </office:change-info>
          </text:insertion>
        </text:changed-region>
        <text:changed-region xml:id="ct251037296" text:id="ct251037296">
          <text:insertion>
            <office:change-info>
              <dc:creator>Carles Hernandez-Ferrer</dc:creator>
              <dc:date>2020-07-06T22:47:54</dc:date>
            </office:change-info>
          </text:insertion>
        </text:changed-region>
        <text:changed-region xml:id="ct252973976" text:id="ct252973976">
          <text:deletion>
            <office:change-info>
              <dc:creator>Carles Hernandez-Ferrer</dc:creator>
              <dc:date>2020-07-06T22:47:54</dc:date>
            </office:change-info>
            <text:p text:style-name="Text_20_body"><text:span text:style-name="T12">Crear la i</text:span></text:p>
          </text:deletion>
        </text:changed-region>
        <text:changed-region xml:id="ct252975536" text:id="ct252975536">
          <text:insertion>
            <office:change-info>
              <dc:creator>Carles Hernandez-Ferrer</dc:creator>
              <dc:date>2020-07-06T22:47:57</dc:date>
            </office:change-info>
          </text:insertion>
        </text:changed-region>
        <text:changed-region xml:id="ct252974080" text:id="ct252974080">
          <text:insertion>
            <office:change-info>
              <dc:creator>Carles Hernandez-Ferrer</dc:creator>
              <dc:date>2020-07-06T22:48:01</dc:date>
            </office:change-info>
          </text:insertion>
        </text:changed-region>
        <text:changed-region xml:id="ct252975640" text:id="ct252975640">
          <text:insertion>
            <office:change-info>
              <dc:creator>Carles Hernandez-Ferrer</dc:creator>
              <dc:date>2020-07-06T22:48:07</dc:date>
            </office:change-info>
          </text:insertion>
        </text:changed-region>
        <text:changed-region xml:id="ct252974288" text:id="ct252974288">
          <text:insertion>
            <office:change-info>
              <dc:creator>Carles Hernandez-Ferrer</dc:creator>
              <dc:date>2020-07-06T22:48:31</dc:date>
            </office:change-info>
          </text:insertion>
        </text:changed-region>
        <text:changed-region xml:id="ct252975328" text:id="ct252975328">
          <text:insertion>
            <office:change-info>
              <dc:creator>Carles Hernandez-Ferrer</dc:creator>
              <dc:date>2020-07-06T22:48:52</dc:date>
            </office:change-info>
          </text:insertion>
        </text:changed-region>
        <text:changed-region xml:id="ct252975848" text:id="ct252975848">
          <text:insertion>
            <office:change-info>
              <dc:creator>Carles Hernandez-Ferrer</dc:creator>
              <dc:date>2020-07-06T22:49:21</dc:date>
            </office:change-info>
          </text:insertion>
        </text:changed-region>
        <text:changed-region xml:id="ct252976992" text:id="ct252976992">
          <text:deletion>
            <office:change-info>
              <dc:creator>Carles Hernandez-Ferrer</dc:creator>
              <dc:date>2020-07-06T22:49:17</dc:date>
            </office:change-info>
            <text:p text:style-name="P9">, diseño de programación (lenguaje de programación)</text:p>
          </text:deletion>
        </text:changed-region>
        <text:changed-region xml:id="ct252975016" text:id="ct252975016">
          <text:deletion>
            <office:change-info>
              <dc:creator>Carles Hernandez-Ferrer</dc:creator>
              <dc:date>2020-07-06T22:50:31</dc:date>
            </office:change-info>
            <text:p text:style-name="P9">Planificación: tareas para la ejecución y se reparten entre los miembros del equipo desarrollador (si no hay equipo no se reparten). Se fijan plazos, y reuniones.</text:p>
          </text:deletion>
        </text:changed-region>
        <text:changed-region xml:id="ct252974808" text:id="ct252974808">
          <text:insertion>
            <office:change-info>
              <dc:creator>Carles Hernandez-Ferrer</dc:creator>
              <dc:date>2020-07-06T22:51:09</dc:date>
            </office:change-info>
          </text:insertion>
        </text:changed-region>
        <text:changed-region xml:id="ct252976160" text:id="ct252976160">
          <text:deletion>
            <office:change-info>
              <dc:creator>Carles Hernandez-Ferrer</dc:creator>
              <dc:date>2020-07-06T22:47:45</dc:date>
            </office:change-info>
            <text:p text:style-name="P9">r</text:p>
          </text:deletion>
        </text:changed-region>
        <text:changed-region xml:id="ct252976056" text:id="ct252976056">
          <text:insertion>
            <office:change-info>
              <dc:creator>Carles Hernandez-Ferrer</dc:creator>
              <dc:date>2020-07-06T22:47:47</dc:date>
            </office:change-info>
          </text:insertion>
        </text:changed-region>
        <text:changed-region xml:id="ct252975432" text:id="ct252975432">
          <text:insertion>
            <office:change-info>
              <dc:creator>Carles Hernandez-Ferrer</dc:creator>
              <dc:date>2020-07-06T22:50:44</dc:date>
            </office:change-info>
          </text:insertion>
        </text:changed-region>
        <text:changed-region xml:id="ct252975744" text:id="ct252975744">
          <text:insertion>
            <office:change-info>
              <dc:creator>Carles Hernandez-Ferrer</dc:creator>
              <dc:date>2020-07-06T22:51:33</dc:date>
            </office:change-info>
          </text:insertion>
        </text:changed-region>
        <text:changed-region xml:id="ct252976888" text:id="ct252976888">
          <text:deletion>
            <office:change-info>
              <dc:creator>Carles Hernandez-Ferrer</dc:creator>
              <dc:date>2020-07-06T22:51:49</dc:date>
            </office:change-info>
            <text:p text:style-name="Text_20_body"><text:span text:style-name="T12">Pruebas</text:span></text:p>
          </text:deletion>
        </text:changed-region>
        <text:changed-region xml:id="ct252974912" text:id="ct252974912">
          <text:insertion>
            <office:change-info>
              <dc:creator>Carles Hernandez-Ferrer</dc:creator>
              <dc:date>2020-07-06T22:51:49</dc:date>
            </office:change-info>
          </text:insertion>
        </text:changed-region>
        <text:changed-region xml:id="ct252975120" text:id="ct252975120">
          <text:insertion>
            <office:change-info>
              <dc:creator>Carles Hernandez-Ferrer</dc:creator>
              <dc:date>2020-07-06T22:51:54</dc:date>
            </office:change-info>
          </text:insertion>
        </text:changed-region>
        <text:changed-region xml:id="ct252975224" text:id="ct252975224">
          <text:insertion>
            <office:change-info>
              <dc:creator>Carles Hernandez-Ferrer</dc:creator>
              <dc:date>2020-07-06T22:52: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text:change-start text:change-id="ct255033112"/>u<text:change-end text:change-id="ct255033112"/><text:change-start text:change-id="ct255032280"/>é es un videojuego<text:change-end text:change-id="ct255032280"/><text:change-start text:change-id="ct255031968"/>?<text:change-end text:change-id="ct255031968"/><text:change text:change-id="ct255031448"/></text:p>
      <text:p text:style-name="P1"/>
      <text:p text:style-name="P1"><office:annotation office:name="__Annotation__189_3448640515"><dc:creator>Carles Hernandez-Ferrer</dc:creator><dc:date>2020-07-06T22:08:04.24</dc:date><text:p text:style-name="P30"><text:span text:style-name="T35">Extender este párrafo (más o menos, el doble).</text:span></text:p></office:annotation>Un videojuego es una ap<text:change text:change-id="ct255032072"/>licación o juego electrónico principalmente destinada al entretenimiento, aunque también puede tener otras finalidades, que con la ayuda de pantallas y controles nos permite completar historias, realizar actividades, pasar un rato con amigos y personas del resto del mundo y una infinidad de cosas más.<text:change-start text:change-id="ct255031760"/><office:annotation-end office:name="__Annotation__189_3448640515"/><text:change-end text:change-id="ct255031760"/></text:p>
      <text:p text:style-name="P1"/>
      <text:p text:style-name="P1">Desde un punto de vista tecnológico, un videojuego es un programa, escrito con lengua de programación por un programador<text:change text:change-id="ct255033632"/>, que contiene la información, archivos, imágenes y audio que lo componen. La creación de un videojuego es diferente a la de cualquier otro tipo de programa, ya que este es un bucle de sucesos, mientras que la del resto de programas tan solo ocurren cosas al pulsar o clicar en los botones.</text:p>
      <text:p text:style-name="P1"/>
      <text:p text:style-name="P1">En este bucle, ocurren una serie de acciones: primero, dibujar lo que se ve en la pantalla <office:annotation office:name="__Annotation__190_3448640515"><dc:creator>Carles Hernandez-Ferrer</dc:creator><dc:date>2020-07-06T22:08:33.24</dc:date><text:p text:style-name="P30"><text:span text:style-name="T35">Demasiado coloquial ;-)</text:span></text:p><text:p text:style-name="P30"><text:span text:style-name="T35"/></text:p><text:p text:style-name="P30"><text:span text:style-name="T35">Hay una cosa llamada “HUD”.</text:span></text:p></office:annotation>cosas como el escenario<text:change-start text:change-id="ct255034152"/><office:annotation-end office:name="__Annotation__190_3448640515"/><text:change-end text:change-id="ct255034152"/>, los personajes, etc.; segundo, actualizar los eventos que ocurren en el juego; y por último, preguntar al sistema si el jugador ha pulsado algún botón de<text:change text:change-id="ct255032176"/> control, para <text:change text:change-id="ct255031552"/>volver a realizar el primer paso y así sucesivamente<text:change text:change-id="ct255032384"/>.</text:p>
      <text:p text:style-name="P1"/>
      <text:p text:style-name="P1"><text:change-start text:change-id="ct255032488"/><office:annotation><dc:creator>Carles Hernandez-Ferrer</dc:creator><dc:date>2020-07-06T22:10:20.24</dc:date><text:p text:style-name="P30"><text:span text:style-name="T35">Falta añadir un enlace entre el párrafo anterior y “framework”. Podrías terminar la parte destinad aa framework con dos/tres ejemplos de frameworks</text:span><text:span text:style-name="T36"> (nombrarlos y definit un poco qué permiten hacer y en qué son diferentes)</text:span></text:p></office:annotation><text:change-end text:change-id="ct255032488"/></text:p>
      <text:p text:style-name="P1"/>
      <text:p text:style-name="P1"><text:span text:style-name="T31">Programa – escrito lengua prog por un programador – diferencia cualquier programa y videojuego – bucle – dibujar lo que se ve , actualizar los eventos , preguntar al sistema si el jugador ha pulsado. (introducir programa y diferencias),</text:span> frameworks – parte interna</text:p>
      <text:p text:style-name="P1"/>
      <text:p text:style-name="P1"/>
      <text:p text:style-name="P1"/>
      <text:p text:style-name="P1">FRAMEWORK: paquete que da instrucciones. Eso que te permite usar el paquete. </text:p>
      <text:p text:style-name="P1">Unity: motor del juego y framework. Infraestructura que permite gestionar los archivos de c<text:change-start text:change-id="ct255031864"/>ó<text:change-end text:change-id="ct255031864"/><text:change text:change-id="ct255031344"/>digo, arte, narrativa.</text:p>
      <text:p text:style-name="P19"/>
      <text:p text:style-name="P1"><text:change-start text:change-id="ct255032592"/>Repaso histórico del videojuego<text:change-end text:change-id="ct255032592"/><text:change text:change-id="ct255032696"/></text:p>
      <text:p text:style-name="P1"/>
      <text:p text:style-name="P16"><text:change-start text:change-id="ct255032904"/>[Aquí falta un párrafo indicando de que va esta sección, antes de la linea temporal]<text:change-end text:change-id="ct255032904"/></text:p>
      <text:p text:style-name="P1"><text:change-start text:change-id="ct255033840"/></text:p>
      <text:p text:style-name="P1"><text:change-end text:change-id="ct255033840"/></text:p>
      <text:p text:style-name="P1"><text:change-start text:change-id="ct255034256"/><office:annotation office:name="__Annotation__191_3448640515"><dc:creator>Carles Hernandez-Ferrer</dc:creator><dc:date>2020-07-06T22:12:35.25</dc:date><text:p text:style-name="P30"><text:span text:style-name="T36">¿Motivo?</text:span></text:p></office:annotation><text:span text:style-name="T9">-Los videojuegos se hicieron populares a partir de los años 70.</text:span><text:change-end text:change-id="ct255034256"/><text:change-start text:change-id="ct255034360"/><office:annotation-end office:name="__Annotation__191_3448640515"/><text:change-end text:change-id="ct255034360"/></text:p>
      <text:p text:style-name="P1"/>
      <text:p text:style-name="P2"><text:change-start text:change-id="ct255034464"/><text:span text:style-name="T1">-</text:span><text:change-end text:change-id="ct255034464"/><text:change-start text:change-id="ct255031240"/><text:span text:style-name="T1"> A </text:span><text:change-end text:change-id="ct255031240"/><text:change text:change-id="ct255037480"/><text:change-start text:change-id="ct255035608"/><text:span text:style-name="T1">f</text:span><text:change-end text:change-id="ct255035608"/><text:change-start text:change-id="ct255037792"/><text:span text:style-name="T1">inales de la década del 40</text:span><text:change-end text:change-id="ct255037792"/><text:change text:change-id="ct255034672"/><text:change-start text:change-id="ct255037064"/><text:span text:style-name="T1"> Thomas T. Goldsmith Jr y Estle Ray Mann</text:span><text:change-end text:change-id="ct255037064"/><text:change text:change-id="ct255034984"/><text:change-start text:change-id="ct255036544"/><text:span text:style-name="T1">i</text:span><text:change-end text:change-id="ct255036544"/><text:change-start text:change-id="ct255037168"/><text:span text:style-name="T1">dearon un dispositivo </text:span><text:change-end text:change-id="ct255037168"/><text:change text:change-id="ct255035192"/><text:change-start text:change-id="ct255035712"/><text:span text:style-name="T1">(llamado “Dispositivo de Entretenimiento de Tubos de Rayos Catódicos”)</text:span><text:change-end text:change-id="ct255035712"/><text:change-start text:change-id="ct255036128"/><text:span text:style-name="T1"> que permitía que un usuario controlara un punto que simulaba ser un cohete y lanzarlo hacia objetivos fijados en la pantalla.</text:span><text:change-end text:change-id="ct255036128"/></text:p>
      <text:p text:style-name="P1"><text:change-start text:change-id="ct255037272"/></text:p>
      <text:p text:style-name="P2"><text:span text:style-name="T1">- </text:span><text:span text:style-name="T1">En 1951 se creó la computadora </text:span><text:change-end text:change-id="ct255037272"/><text:change-start text:change-id="ct255036752"/><text:span text:style-name="T1">“</text:span><text:change-end text:change-id="ct255036752"/><text:change-start text:change-id="ct255035088"/><office:annotation office:name="__Annotation__206_3448640515"><dc:creator>Carles Hernandez-Ferrer</dc:creator><dc:date>2020-07-06T22:24:34.25</dc:date><text:p text:style-name="P30"><text:span text:style-name="T36">Puedes poner “figuras” (aka. Imagenes) si gusta. Por ejemplo: </text:span><text:span text:style-name="T36"><text:a xlink:href="https://commons.wikimedia.org/wiki/File:Nimrod_schematic.svg">https://commons.wikimedia.org/wiki/File:Nimrod_schematic.svg</text:a></text:span></text:p><text:p text:style-name="P30"><text:span text:style-name="T36"/></text:p><text:p text:style-name="P30"><text:span text:style-name="T36">(debes poner las fuentes al final de la memoria)</text:span></text:p></office:annotation><text:span text:style-name="T1">Nimrod</text:span><text:change-end text:change-id="ct255035088"/><text:change-start text:change-id="ct255036960"/><text:span text:style-name="T1">”</text:span><text:change-end text:change-id="ct255036960"/><text:change-start text:change-id="ct255035816"/><office:annotation-end office:name="__Annotation__206_3448640515"/><text:span text:style-name="T1">. </text:span><text:change-end text:change-id="ct255035816"/><text:change-start text:change-id="ct255034568"/><text:span text:style-name="T1">“</text:span><text:change-end text:change-id="ct255034568"/><text:change-start text:change-id="ct255036024"/><text:span text:style-name="T1">Nimrod</text:span><text:change-end text:change-id="ct255036024"/><text:change-start text:change-id="ct255037688"/><text:span text:style-name="T1">”</text:span><text:change-end text:change-id="ct255037688"/><text:change-start text:change-id="ct255037376"/><text:span text:style-name="T1"> </text:span><text:span text:style-name="T1">fue</text:span><text:span text:style-name="T1"> diseñado por John Makepeace Bennett y Raymond Stuart-Williams y se trata del primer sistema diseñado exclusivamente para jugar al (video)juego </text:span><text:span text:style-name="T2">NUM</text:span><text:span text:style-name="T1">. Perimió a los asistentes del Festival Británico celebrado ese año jugar a </text:span><text:span text:style-name="T2">Nim</text:span><text:span text:style-name="T1"> contra una inteligencia artificial.</text:span><text:change-end text:change-id="ct255037376"/><text:change-start text:change-id="ct255035400"/><text:span text:style-name="T1">x</text:span><text:change-end text:change-id="ct255035400"/><text:change-start text:change-id="ct255037584"/></text:p>
      <text:p text:style-name="P1"><text:change-end text:change-id="ct255037584"/></text:p>
      <text:p text:style-name="P2"><text:change-start text:change-id="ct255034776"/><text:span text:style-name="T1">-En 1962 llegó </text:span><text:change-end text:change-id="ct255034776"/><text:change text:change-id="ct255036232"/><text:change-start text:change-id="ct255034880"/><office:annotation office:name="__Annotation__249_3448640515"><dc:creator>Carles Hernandez-Ferrer</dc:creator><dc:date>2020-07-06T22:37:05.25</dc:date><text:p text:style-name="P30"><text:span text:style-name="T36">Te propongo poner los nombres de juego en cursiva y los nombres de las consolas entre comillas. ¿Qué te parece?</text:span></text:p></office:annotation><text:span text:style-name="T2">Spacewar!</text:span><text:change-end text:change-id="ct255034880"/><text:change-start text:change-id="ct255035920"/><office:annotation-end office:name="__Annotation__249_3448640515"/><text:change-end text:change-id="ct255035920"/><text:change text:change-id="ct255036336"/><text:change-start text:change-id="ct255035296"/><text:span text:style-name="T1">, desarrollado por dos estudiantes del MIT y </text:span><text:change-end text:change-id="ct255035296"/><text:change text:change-id="ct255035504"/><text:change-start text:change-id="ct255036440"/><text:span text:style-name="T1">fué</text:span><text:change-end text:change-id="ct255036440"/><text:change-start text:change-id="ct255036648"/><text:span text:style-name="T1"> considerado el primer juego de ordenador por ser el primero en ser comercializado.</text:span><text:change-end text:change-id="ct255036648"/></text:p>
      <text:p text:style-name="P11"/>
      <text:p text:style-name="P3"><text:change-start text:change-id="ct255036856"/>-<text:change-end text:change-id="ct255036856"/><text:change-start text:change-id="ct255038624"/> “<text:change-end text:change-id="ct255038624"/><text:change-start text:change-id="ct255039040"/><office:annotation office:name="__Annotation__207_3448640515"><dc:creator>Carles Hernandez-Ferrer</dc:creator><dc:date>2020-07-06T22:25:03.25</dc:date><text:p text:style-name="P30"><text:span text:style-name="T36">Imagen: https://commons.wikimedia.org/wiki/File:Odysseye2m.png</text:span></text:p></office:annotation><text:span text:style-name="T3">Odyssey</text:span><text:change-end text:change-id="ct255039040"/><text:change-start text:change-id="ct255038104"/><text:span text:style-name="T3">”</text:span><text:change-end text:change-id="ct255038104"/><text:change-start text:change-id="ct255040288"/><office:annotation-end office:name="__Annotation__207_3448640515"/><text:change-end text:change-id="ct255040288"/><text:change-start text:change-id="ct255040184"/><text:span text:style-name="T3"> es considerada</text:span><text:change-end text:change-id="ct255040184"/><text:change text:change-id="ct255040600"/><text:change-start text:change-id="ct255038728"/><text:span text:style-name="T3"> la primera videoconsola</text:span><text:change-end text:change-id="ct255038728"/><text:change-start text:change-id="ct255039768"/><text:span text:style-name="T3">.</text:span><text:change-end text:change-id="ct255039768"/><text:change text:change-id="ct255041120"/><text:change-start text:change-id="ct255038936"/><text:span text:style-name="T3"> </text:span><text:change-end text:change-id="ct255038936"/><text:change text:change-id="ct255038520"/><text:change-start text:change-id="ct255041016"/><text:span text:style-name="T3">Esta, </text:span><text:change-end text:change-id="ct255041016"/><text:change-start text:change-id="ct255038000"/><text:span text:style-name="T3">estaba a su vez basada en un prototipo creado </text:span><text:change-end text:change-id="ct255038000"/><text:change text:change-id="ct255039976"/><text:change-start text:change-id="ct255039560"/><text:span text:style-name="T3">a finales de los </text:span><text:change-end text:change-id="ct255039560"/><text:change-start text:change-id="ct255038832"/><text:span text:style-name="T3">años </text:span><text:change-end text:change-id="ct255038832"/><text:change-start text:change-id="ct255040704"/><text:span text:style-name="T3">60 por Ralph Baer, llamado “Brown Box”.</text:span><text:change-end text:change-id="ct255040704"/></text:p>
      <text:p text:style-name="P5"/>
      <text:p text:style-name="Standard"><text:change-start text:change-id="ct255038208"/><text:span text:style-name="T4">-En ese mismo año Atari liberó la primera versión </text:span><office:annotation office:name="__Annotation__250_3448640515"><dc:creator>Carles Hernandez-Ferrer</dc:creator><dc:date>2020-07-06T22:38:11.25</dc:date><text:p text:style-name="P30"><text:span text:style-name="T36">¿Qué significa arcade?</text:span></text:p></office:annotation><text:span text:style-name="T4">arcade</text:span><text:change-end text:change-id="ct255038208"/><text:change-start text:change-id="ct255038312"/><office:annotation-end office:name="__Annotation__250_3448640515"/><text:change-end text:change-id="ct255038312"/><text:change-start text:change-id="ct255039144"/><text:span text:style-name="T4"> </text:span><text:change-end text:change-id="ct255039144"/><text:change text:change-id="ct255039248"/><text:change-start text:change-id="ct255037896"/><text:span text:style-name="T21">Pong</text:span><text:span text:style-name="T4">, y en </text:span><text:span text:style-name="T7">1975 </text:span><text:span text:style-name="T4">liberó una edición para jugar en casa. </text:span><text:change-end text:change-id="ct255037896"/><text:change text:change-id="ct255039352"/><text:change-start text:change-id="ct255038416"/><text:span text:style-name="T4">El éxito comercial de </text:span><text:span text:style-name="T21">Pong</text:span><text:span text:style-name="T4"> </text:span><text:change-end text:change-id="ct255038416"/><text:change text:change-id="ct255040808"/><text:change-start text:change-id="ct255040912"/><text:span text:style-name="T5">llevó</text:span><text:span text:style-name="T4"> a </text:span><text:change-end text:change-id="ct255040912"/><text:change text:change-id="ct255039456"/><text:change-start text:change-id="ct255040080"/><text:span text:style-name="T4">muchas compañías </text:span><text:change-end text:change-id="ct255040080"/><text:change-start text:change-id="ct255039664"/><text:span text:style-name="T4">a </text:span><text:change-end text:change-id="ct255039664"/><text:change-start text:change-id="ct255039872"/><text:span text:style-name="T4">crea</text:span><text:change-end text:change-id="ct255039872"/><text:change-start text:change-id="ct255040392"/><text:span text:style-name="T4">r</text:span><text:change-end text:change-id="ct255040392"/><text:change text:change-id="ct255040496"/><text:change-start text:change-id="ct255042680"/><text:span text:style-name="T4"> sus propias versiones del juego dando surgimiento así a la </text:span><text:change-end text:change-id="ct255042680"/><text:change text:change-id="ct255042784"/><text:change-start text:change-id="ct255044032"/><office:annotation office:name="__Annotation__208_3448640515"><dc:creator>Carles Hernandez-Ferrer</dc:creator><dc:date>2020-07-06T22:26:21.25</dc:date><text:p text:style-name="P30"><text:span text:style-name="T36">En español no se capitaliza a no ser que sea un anglicismo.</text:span></text:p></office:annotation><text:span text:style-name="T7">i</text:span><text:change-end text:change-id="ct255044032"/><text:change-start text:change-id="ct255042264"/><text:span text:style-name="T7">ndustria del </text:span><text:change-end text:change-id="ct255042264"/><text:change text:change-id="ct255041536"/><text:change-start text:change-id="ct255044136"/><text:span text:style-name="T7">v</text:span><text:change-end text:change-id="ct255044136"/><text:change-start text:change-id="ct255042472"/><text:span text:style-name="T7">ideojuego</text:span><text:change-end text:change-id="ct255042472"/><text:change-start text:change-id="ct255041952"/><office:annotation-end office:name="__Annotation__208_3448640515"/><text:change-end text:change-id="ct255041952"/><text:span text:style-name="T11">.</text:span></text:p>
      <text:p text:style-name="P5"/>
      <text:p text:style-name="Standard"><text:change-start text:change-id="ct255042368"/><office:annotation office:name="__Annotation__209_3448640515"><dc:creator>Carles Hernandez-Ferrer</dc:creator><dc:date>2020-07-06T22:26:43.25</dc:date><text:p text:style-name="P30"><text:span text:style-name="T36">Desarrollar</text:span></text:p></office:annotation><text:span text:style-name="T4">-La década de los 70 y 80 fue muy prolífica en estos avances. (TETRIS – 1984)</text:span><text:span text:style-name="T19"> Nintendo líder de la industria.</text:span><text:change-end text:change-id="ct255042368"/><text:change-start text:change-id="ct255043096"/><office:annotation-end office:name="__Annotation__209_3448640515"/><text:change-end text:change-id="ct255043096"/></text:p>
      <text:p text:style-name="P5"/>
      <text:p text:style-name="Standard"><text:change-start text:change-id="ct255041432"/><text:span text:style-name="T4">-</text:span><text:span text:style-name="T21">Gunfight</text:span><text:span text:style-name="T4"> </text:span><text:change-end text:change-id="ct255041432"/><text:change text:change-id="ct255042888"/><text:change-start text:change-id="ct255042056"/><text:span text:style-name="T4">sal</text:span><text:change-end text:change-id="ct255042056"/><text:change-start text:change-id="ct255042160"/><text:span text:style-name="T4">ió al mercado en</text:span><text:change-end text:change-id="ct255042160"/><text:change-start text:change-id="ct255044240"/><text:span text:style-name="T4"> 1975</text:span><text:change-end text:change-id="ct255044240"/><text:change-start text:change-id="ct255041848"/><text:span text:style-name="T4">. Se tarat del</text:span><text:change-end text:change-id="ct255041848"/><text:change text:change-id="ct255043824"/><text:change-start text:change-id="ct255044344"/><text:span text:style-name="T4"> primer </text:span><text:change-end text:change-id="ct255044344"/><text:change-start text:change-id="ct255044448"/><text:span text:style-name="T4">juego </text:span><text:change-end text:change-id="ct255044448"/><text:change-start text:change-id="ct255041640"/><text:span text:style-name="T4">multijugardor </text:span><text:change-end text:change-id="ct255041640"/><text:change-start text:change-id="ct255041224"/><text:span text:style-name="T4">permitiendo partidas </text:span><text:change-end text:change-id="ct255041224"/><text:change text:change-id="ct255041328"/><text:change-start text:change-id="ct255041744"/><text:span text:style-name="T4">humano contra humano</text:span><text:change-end text:change-id="ct255041744"/><text:change-start text:change-id="ct255042992"/><text:span text:style-name="T4"> (o en inglés PvP, de </text:span><text:span text:style-name="T21">player versus player</text:span><text:span text:style-name="T4">)</text:span><text:change-end text:change-id="ct255042992"/><text:change-start text:change-id="ct255043200"/><text:span text:style-name="T4">. Nuevo estilo de </text:span><office:annotation office:name="__Annotation__210_3448640515"><dc:creator>Carles Hernandez-Ferrer</dc:creator><dc:date>2020-07-06T22:27:45.26</dc:date><text:p text:style-name="P30"><text:span text:style-name="T36">¿Qué significa esto? Antes de usar una palabra técnica hay que definirla.</text:span></text:p></office:annotation><text:span text:style-name="T4">gameplay</text:span><text:change-end text:change-id="ct255043200"/><text:change-start text:change-id="ct255043304"/><office:annotation-end office:name="__Annotation__210_3448640515"/><text:change-end text:change-id="ct255043304"/><text:change-start text:change-id="ct255042576"/><text:span text:style-name="T4">, usando un </text:span><office:annotation office:name="__Annotation__239_3448640515"><dc:creator>Carles Hernandez-Ferrer</dc:creator><dc:date>2020-07-06T22:28:29.26</dc:date><text:p text:style-name="P30"><text:span text:style-name="T36">¿Tal vez haría falta indicar que Gunfight es un shooter?</text:span></text:p></office:annotation><text:span text:style-name="T4">joystick para controlar el movimiento y otro para el apuntado</text:span><text:change-end text:change-id="ct255042576"/><text:change-start text:change-id="ct255043720"/><office:annotation-end office:name="__Annotation__239_3448640515"/><text:change-end text:change-id="ct255043720"/><text:span text:style-name="T11">.</text:span></text:p>
      <text:p text:style-name="P5"/>
      <text:p text:style-name="P4"><text:change-start text:change-id="ct255043928"/>-<text:change-end text:change-id="ct255043928"/><text:change-start text:change-id="ct255043408"/>En <text:change-end text:change-id="ct255043408"/><text:change-start text:change-id="ct255043512"/>1977 Atari lanzó la <text:change-end text:change-id="ct255043512"/><text:change-start text:change-id="ct255043616"/>consola <text:change-end text:change-id="ct255043616"/><text:change-start text:change-id="ct255047360"/>“<text:change-end text:change-id="ct255047360"/><text:change-start text:change-id="ct255045384"/>Atari VCS<text:change-end text:change-id="ct255045384"/><text:change-start text:change-id="ct255046944"/>” (¿significado de las siglas?)<text:change-end text:change-id="ct255046944"/><text:change-start text:change-id="ct255045488"/>, que vendió menos de lo esperado. Estaba diseñada para jugar a <office:annotation office:name="__Annotation__240_3448640515"><dc:creator>Carles Hernandez-Ferrer</dc:creator><dc:date>2020-07-06T22:29:11.26</dc:date><text:p text:style-name="P30"><text:span text:style-name="T36">Poner algún ejemplo “conocido”.</text:span></text:p></office:annotation>10 mini<text:change-end text:change-id="ct255045488"/><text:change-start text:change-id="ct255046736"/>-<text:change-end text:change-id="ct255046736"/><text:change-start text:change-id="ct255046840"/>juegos simples<text:change-end text:change-id="ct255046840"/><text:change-start text:change-id="ct255046008"/><office:annotation-end office:name="__Annotation__240_3448640515"/><text:change-end text:change-id="ct255046008"/><text:change-start text:change-id="ct255047152"/>, aunque tenía una entrada para cartuchos de juegos externos.<text:change-end text:change-id="ct255047152"/></text:p>
      <text:p text:style-name="P5"/>
      <text:p text:style-name="P5"><text:change-start text:change-id="ct255045696"/><text:span text:style-name="T9">-</text:span><office:annotation office:name="__Annotation__242_3448640515"><dc:creator>Carles Hernandez-Ferrer</dc:creator><dc:date>2020-07-06T22:29:35.26</dc:date><text:p text:style-name="P30"><text:span text:style-name="T36">No entiendo que significa. ¿Donde se integra el microprocesador?</text:span></text:p></office:annotation><text:span text:style-name="T9">La integración del microprocesador</text:span><text:change-end text:change-id="ct255045696"/><text:change-start text:change-id="ct255047048"/><office:annotation-end office:name="__Annotation__242_3448640515"/><text:change-end text:change-id="ct255047048"/><text:change-start text:change-id="ct255047256"/><text:span text:style-name="T9"> </text:span><office:annotation office:name="__Annotation__243_3448640515"><dc:creator>Carles Hernandez-Ferrer</dc:creator><dc:date>2020-07-06T22:29:59.26</dc:date><text:p text:style-name="P30"><text:span text:style-name="T36">¿Lo lanzó “la integración del microprocesador”? No te referirás a que, “gracias a la aparición del microprocesador genérico y a su adopción a la industria del videojuego, XXX pudo lanzar el videojuego Space Invaders en 1980”.</text:span></text:p></office:annotation><text:span text:style-name="T9">hizo que se lanzara </text:span><text:span text:style-name="T29">Space Invaders</text:span><text:span text:style-name="T9"> en 1980</text:span><text:change-end text:change-id="ct255047256"/><text:change-start text:change-id="ct255044656"/><office:annotation-end office:name="__Annotation__243_3448640515"/><text:change-end text:change-id="ct255044656"/><text:change-start text:change-id="ct255047464"/><text:span text:style-name="T9">, </text:span><office:annotation office:name="__Annotation__244_3448640515"><dc:creator>Carles Hernandez-Ferrer</dc:creator><dc:date>2020-07-06T22:31:23.26</dc:date><text:p text:style-name="P30"><text:span text:style-name="T36">¿Por qué?</text:span></text:p></office:annotation><text:span text:style-name="T9">lo que significó una nueva etapa para los videojuegos</text:span><text:change-end text:change-id="ct255047464"/><text:change-start text:change-id="ct255045592"/><office:annotation-end office:name="__Annotation__244_3448640515"/><text:change-end text:change-id="ct255045592"/><text:change-start text:change-id="ct255047568"/><text:span text:style-name="T9">. Las ventas de </text:span><text:change-end text:change-id="ct255047568"/><text:change-start text:change-id="ct255045176"/><text:soft-page-break/><text:span text:style-name="T9">“</text:span><text:change-end text:change-id="ct255045176"/><text:change-start text:change-id="ct255044552"/><text:span text:style-name="T9">Atari VCS</text:span><text:change-end text:change-id="ct255044552"/><text:change-start text:change-id="ct255046112"/><text:span text:style-name="T9">”</text:span><text:change-end text:change-id="ct255046112"/><text:change-start text:change-id="ct255046424"/><text:span text:style-name="T9">, que en su lanzamiento fuero modestas,</text:span><text:change-end text:change-id="ct255046424"/><text:change-start text:change-id="ct255046216"/><text:span text:style-name="T9"> se dispararon en ese año.</text:span><text:change-end text:change-id="ct255046216"/></text:p>
      <text:p text:style-name="P5"/>
      <text:p text:style-name="P5"><text:change-start text:change-id="ct255045280"/><office:annotation office:name="__Annotation__245_3448640515"><dc:creator>Carles Hernandez-Ferrer</dc:creator><dc:date>2020-07-06T22:31:58.26</dc:date><text:p text:style-name="P30"><text:span text:style-name="T36">Juntar eso con el punto anterior en el que hablas del intervalo 70’s-80’s</text:span></text:p></office:annotation><text:span text:style-name="T9">-Entre finales de los 70 y principios de los 80 se crearon revistas de ocio sobre videojuegos</text:span><text:change-end text:change-id="ct255045280"/><text:change-start text:change-id="ct255045800"/><office:annotation-end office:name="__Annotation__245_3448640515"/><text:change-end text:change-id="ct255045800"/></text:p>
      <text:p text:style-name="P5"/>
      <text:p text:style-name="P4"><text:change-start text:change-id="ct255047672"/>-<text:change-end text:change-id="ct255047672"/><text:change-start text:change-id="ct255044760"/> <text:change-end text:change-id="ct255044760"/><text:change text:change-id="ct255046528"/><text:change-start text:change-id="ct255044864"/>A<text:change-end text:change-id="ct255044864"/><text:change-start text:change-id="ct255044968"/> lo largo de los 80 la industria japonesa (en especial <text:change-end text:change-id="ct255044968"/><text:change-start text:change-id="ct255047776"/><office:annotation office:name="__Annotation__246_3448640515"><dc:creator>Carles Hernandez-Ferrer</dc:creator><dc:date>2020-07-06T22:32:33.26</dc:date><text:p text:style-name="P30"><text:span text:style-name="T36">Los nombres propios van en mayúscula – a no ser que el receptor especifique lo contrario.</text:span></text:p></office:annotation>N<text:change-end text:change-id="ct255047776"/><text:change text:change-id="ct255045072"/><text:change-start text:change-id="ct255045904"/>intendo<text:change-end text:change-id="ct255045904"/><text:change-start text:change-id="ct255046320"/><office:annotation-end office:name="__Annotation__246_3448640515"/><text:change-end text:change-id="ct255046320"/><text:change-start text:change-id="ct255046632"/>) quiso perfeccionar la tecnología de los videojuegos, creando juegos tan populares como <text:change-end text:change-id="ct255046632"/><text:change-start text:change-id="ct255050584"/><text:span text:style-name="T8">S</text:span><text:change-end text:change-id="ct255050584"/><text:change text:change-id="ct255050064"/><text:change-start text:change-id="ct255049648"/><text:span text:style-name="T8">uper </text:span><text:change-end text:change-id="ct255049648"/><text:change text:change-id="ct255049336"/><text:change-start text:change-id="ct255049960"/><text:span text:style-name="T8">M</text:span><text:change-end text:change-id="ct255049960"/><text:change-start text:change-id="ct255050272"/><text:span text:style-name="T8">ario </text:span><text:change-end text:change-id="ct255050272"/><text:change text:change-id="ct255050688"/><text:change-start text:change-id="ct255049440"/><text:span text:style-name="T8">B</text:span><text:change-end text:change-id="ct255049440"/><text:change-start text:change-id="ct255048192"/><text:span text:style-name="T8">ros</text:span>.<text:change-end text:change-id="ct255048192"/></text:p>
      <text:p text:style-name="P5"/>
      <text:p text:style-name="P4"><text:change-start text:change-id="ct255050792"/>-<text:change-end text:change-id="ct255050792"/><text:change-start text:change-id="ct255048296"/> <text:change-end text:change-id="ct255048296"/><text:change text:change-id="ct255048400"/><text:change-start text:change-id="ct255047880"/>E<text:change-end text:change-id="ct255047880"/><text:change-start text:change-id="ct255049752"/>n el 1983, <office:annotation office:name="__Annotation__247_3448640515"><dc:creator>Carles Hernandez-Ferrer</dc:creator><dc:date>2020-07-06T22:33:28.26</dc:date><text:p text:style-name="P30"><text:span text:style-name="T36">Se lo que quieres decir, pero hay qué decirlo de una forma más elegante.</text:span></text:p></office:annotation>en Norte América los videojuegos se estrellaron, creando títulos aburridos y consolas de poco interés<text:change-end text:change-id="ct255049752"/><text:change-start text:change-id="ct255049024"/><office:annotation-end office:name="__Annotation__247_3448640515"/><text:change-end text:change-id="ct255049024"/><text:change-start text:change-id="ct255050376"/>. La industria necesitaba un cambio.<text:change-end text:change-id="ct255050376"/></text:p>
      <text:p text:style-name="P5"/>
      <text:p text:style-name="Standard"><text:change-start text:change-id="ct255049544"/><text:span text:style-name="T4">-</text:span><text:change-end text:change-id="ct255049544"/><text:change-start text:change-id="ct255050896"/><text:span text:style-name="T4"> </text:span><text:change-end text:change-id="ct255050896"/><text:change text:change-id="ct255050480"/><text:change-start text:change-id="ct255048712"/><text:span text:style-name="T4">E</text:span><text:change-end text:change-id="ct255048712"/><text:change-start text:change-id="ct255051000"/><text:span text:style-name="T4">se mismo año, </text:span><office:annotation office:name="__Annotation__248_3448640515"><dc:creator>Carles Hernandez-Ferrer</dc:creator><dc:date>2020-07-06T22:33:55.27</dc:date><text:p text:style-name="P30"><text:span text:style-name="T36">Tiras demasiado de Google Translate. El termino “ordenadores para las casas” no existe. Se trata de los “ordenadores personales”. Poner esto es buena idea para pillar carrerilla, ¿puedes dar algo más de información?</text:span></text:p></office:annotation><text:span text:style-name="T4">se crearon ordenadores para las casas, los cuales se volvieron populares. (Commodore Vic-20</text:span><text:span text:style-name="T32"> , </text:span><text:span text:style-name="T4">Apple </text:span><text:change-end text:change-id="ct255051000"/><text:span text:style-name="T11">II)</text:span><text:change-start text:change-id="ct255048088"/><office:annotation-end office:name="__Annotation__248_3448640515"/><text:change-end text:change-id="ct255048088"/></text:p>
      <text:p text:style-name="P5"/>
      <text:p text:style-name="Standard"><text:change-start text:change-id="ct255703920"/><text:span text:style-name="T4">-</text:span><text:change-end text:change-id="ct255703920"/><text:change text:change-id="ct255048504"/><text:change-start text:change-id="ct255048816"/><text:span text:style-name="T4">S</text:span><text:change-end text:change-id="ct255048816"/><text:change-start text:change-id="ct255706312"/><text:span text:style-name="T4">alió </text:span><text:span text:style-name="T21">Pathway to Darkness</text:span><text:span text:style-name="T4"> in 1993,</text:span><office:annotation office:name="__Annotation__311_3448640515"><dc:creator>Carles Hernandez-Ferrer</dc:creator><dc:date>2020-07-06T22:39:11.27</dc:date><text:p text:style-name="P30"><text:span text:style-name="T36">Venga hombre, que esto es importante, dedicale algunas lineas más. Además, ¿qué significa LAN?</text:span></text:p></office:annotation><text:span text:style-name="T4"> </text:span><text:span text:style-name="T7">y así apareció el LAN</text:span><text:change-end text:change-id="ct255706312"/><text:change-start text:change-id="ct255051104"/><office:annotation-end office:name="__Annotation__311_3448640515"/><text:change-end text:change-id="ct255051104"/><text:span text:style-name="T11">. </text:span></text:p>
      <text:p text:style-name="P5"/>
      <text:p text:style-name="P4"><text:change-start text:change-id="ct255706624"/>-LAN se hizo más popu<text:change-end text:change-id="ct255706624"/><text:change-start text:change-id="ct255049128"/>l<text:change-end text:change-id="ct255049128"/><text:change-start text:change-id="ct255706728"/>ar con los <office:annotation office:name="__Annotation__312_3448640515"><dc:creator>Carles Hernandez-Ferrer</dc:creator><dc:date>2020-07-06T22:39:57.27</dc:date><text:p text:style-name="P30"><text:span text:style-name="T36">Explica un poco qué tipo de juego es.</text:span></text:p></office:annotation>shooter multijugador <text:change-end text:change-id="ct255706728"/><text:change-start text:change-id="ct255049856"/><office:annotation-end office:name="__Annotation__312_3448640515"/><text:change-end text:change-id="ct255049856"/><text:change-start text:change-id="ct255706832"/>como <text:span text:style-name="T8">Quake</text:span><text:change-end text:change-id="ct255706832"/><text:change-start text:change-id="ct255047984"/><text:span text:style-name="T34">, </text:span><text:span text:style-name="T34">lanzado al mercado</text:span><text:change-end text:change-id="ct255047984"/><text:change-start text:change-id="ct255704440"/> en 1996.<text:change-end text:change-id="ct255704440"/></text:p>
      <text:p text:style-name="P5"/>
      <text:p text:style-name="P5"><text:change-start text:change-id="ct255709640"/><office:annotation office:name="__Annotation__314_3448640515"><dc:creator>Carles Hernandez-Ferrer</dc:creator><dc:date>2020-07-06T22:40:33.27</dc:date><text:p text:style-name="P30"><text:span text:style-name="T36">Evolucionara hacia… ¿? … desde donde ¿?</text:span></text:p></office:annotation><text:span text:style-name="T9">-LAN y la conexión a </text:span><text:change-end text:change-id="ct255709640"/><text:change-start text:change-id="ct255048920"/><text:span text:style-name="T9"><office:annotation office:name="__Annotation__313_3448640515"><dc:creator>Carles Hernandez-Ferrer</dc:creator><dc:date>2020-07-06T22:40:11.27</dc:date><text:p text:style-name="P30"><text:span text:style-name="T36">Aunque no lo creas, Internet es un nombre própio.</text:span></text:p></office:annotation></text:span><text:span text:style-name="T9">I</text:span><text:change-end text:change-id="ct255048920"/><text:change text:change-id="ct255049232"/><text:change-start text:change-id="ct255709016"/><text:span text:style-name="T9">nternet</text:span><text:change-end text:change-id="ct255709016"/><text:change-start text:change-id="ct255052248"/><office:annotation-end office:name="__Annotation__313_3448640515"/><text:change-end text:change-id="ct255052248"/><text:change-start text:change-id="ct255708600"/><text:span text:style-name="T9"> abrieron la posibilidad de jugar on</text:span><text:change-end text:change-id="ct255708600"/><text:change-start text:change-id="ct255051832"/><text:span text:style-name="T9">-</text:span><text:change-end text:change-id="ct255051832"/><text:change-start text:change-id="ct255708704"/><text:span text:style-name="T9">line, y esto hizo que la comunidad evolucionara.</text:span><text:change-end text:change-id="ct255708704"/><text:change-start text:change-id="ct255054120"/><office:annotation-end office:name="__Annotation__314_3448640515"/><text:change-end text:change-id="ct255054120"/></text:p>
      <text:p text:style-name="Standard"><text:change text:change-id="ct255709120"/><text:change-start text:change-id="ct255054328"/><office:annotation office:name="__Annotation__315_3448640515"><dc:creator>Carles Hernandez-Ferrer</dc:creator><dc:date>2020-07-06T22:41:07.27</dc:date><text:p text:style-name="P30"><text:span text:style-name="T36">Esto tienes que buscar bien qué quieres decir. Tal y como está no dices nada y está mal ubicado históricamente</text:span></text:p></office:annotation><office:annotation-end office:name="__Annotation__315_3448640515"/><text:change-end text:change-id="ct255054328"/></text:p>
      <text:p text:style-name="P5"/>
      <text:p text:style-name="P6"><text:change-start text:change-id="ct255711616"/><text:span text:style-name="T11">-1993 </text:span><text:change-end text:change-id="ct255711616"/><text:change-start text:change-id="ct255052040"/><text:span text:style-name="T11">N</text:span><text:change-end text:change-id="ct255052040"/><text:change text:change-id="ct255051416"/><text:change-start text:change-id="ct255711304"/><text:span text:style-name="T11">intendo y </text:span><text:change-end text:change-id="ct255711304"/><text:change-start text:change-id="ct255054432"/><text:span text:style-name="T11">S</text:span><text:change-end text:change-id="ct255054432"/><text:change text:change-id="ct255054224"/><text:change-start text:change-id="ct255710888"/><text:span text:style-name="T11">ega se esforza</text:span><text:change-end text:change-id="ct255710888"/><text:change text:change-id="ct255053704"/><text:change-start text:change-id="ct255052976"/><text:span text:style-name="T11">ron</text:span><text:change-end text:change-id="ct255052976"/><text:change-start text:change-id="ct255712032"/><text:span text:style-name="T11"> para crear videojuegos </text:span><text:change-end text:change-id="ct255712032"/><text:change text:change-id="ct255051624"/><text:change-start text:change-id="ct255054016"/><text:span text:style-name="T11">menos</text:span><text:change-end text:change-id="ct255054016"/><text:change-start text:change-id="ct255712968"/><text:span text:style-name="T11"> violentos</text:span><text:change-end text:change-id="ct255712968"/><text:change-start text:change-id="ct255053288"/><text:span text:style-name="T11"> que los generados hsta la fecha </text:span><text:change-end text:change-id="ct255053288"/><text:change text:change-id="ct255052352"/><text:change-start text:change-id="ct255711720"/><text:span text:style-name="T11">y</text:span><text:change-end text:change-id="ct255711720"/><text:change text:change-id="ct255053392"/><text:change-start text:change-id="ct255711824"/><text:span text:style-name="T11"> dirigidos a un público infantil.</text:span><text:change-end text:change-id="ct255711824"/></text:p>
      <text:p text:style-name="P5"/>
      <text:p text:style-name="Standard"><text:change-start text:change-id="ct255710056"/><text:span text:style-name="T4">-</text:span><office:annotation office:name="__Annotation__316_3448640515"><dc:creator>Carles Hernandez-Ferrer</dc:creator><dc:date>2020-07-06T22:42:11.27</dc:date><text:p text:style-name="P30"><text:span text:style-name="T36">Esto es un hecho muy importante. ¿Qué pasó con la Dreamcast?</text:span></text:p></office:annotation><text:span text:style-name="T23">Sega Dreamcast primera consola con conexión a internet en el 2000.</text:span><text:change-end text:change-id="ct255710056"/><text:change-start text:change-id="ct255051208"/><office:annotation-end office:name="__Annotation__316_3448640515"/><text:change-end text:change-id="ct255051208"/></text:p>
      <text:p text:style-name="P17"/>
      <text:p text:style-name="P7"><text:change-start text:change-id="ct255713072"/>-<office:annotation office:name="__Annotation__317_3448640515"><dc:creator>Carles Hernandez-Ferrer</dc:creator><dc:date>2020-07-06T22:42:46.27</dc:date><text:p text:style-name="P30"><text:span text:style-name="T36">Esto no es estrictamente cierto. </text:span></text:p><text:p text:style-name="P30"><text:span text:style-name="T36"/></text:p><text:p text:style-name="P30"><text:span text:style-name="T36">Las competiciones empezaron antes… </text:span><text:span text:style-name="T36"><text:a xlink:href="https://learn.g2.com/esports">https://learn.g2.com/esports</text:a></text:span></text:p><text:p text:style-name="P30"><text:span text:style-name="T36"/></text:p><text:p text:style-name="P30"><text:span text:style-name="T36">Sin, embargo con Age of Empires, Star Craft y WarCraft II / WarCraft III se popularizaron.</text:span></text:p></office:annotation>Con la aparición <text:change-end text:change-id="ct255713072"/><text:change-start text:change-id="ct255053808"/><office:annotation-end office:name="__Annotation__317_3448640515"/><text:change-end text:change-id="ct255053808"/><text:change-start text:change-id="ct255711200"/>de juegos como <text:change-end text:change-id="ct255711200"/><text:change-start text:change-id="ct255051520"/>S<text:change-end text:change-id="ct255051520"/><text:change text:change-id="ct255052456"/><text:change-start text:change-id="ct255710680"/>tarcraft 2 (2010), <text:change-end text:change-id="ct255710680"/><text:change-start text:change-id="ct255052560"/>C<text:change-end text:change-id="ct255052560"/><text:change text:change-id="ct255051312"/><text:change-start text:change-id="ct255712240"/>ounter <text:change-end text:change-id="ct255712240"/><text:change text:change-id="ct255051728"/><text:change-start text:change-id="ct255051936"/>S<text:change-end text:change-id="ct255051936"/><text:change-start text:change-id="ct255712136"/>trike (1999) y <text:change-end text:change-id="ct255712136"/><text:change-start text:change-id="ct255053912"/>L<text:change-end text:change-id="ct255053912"/><text:change text:change-id="ct255053496"/><text:change-start text:change-id="ct255712344"/>eague of <text:change-end text:change-id="ct255712344"/><text:change-start text:change-id="ct255052664"/>L<text:change-end text:change-id="ct255052664"/><text:change text:change-id="ct255052144"/><text:change-start text:change-id="ct255711408"/>egends (2009), se crearon las competiciones de videojuegos, conocidas actualmente como e<text:change-end text:change-id="ct255711408"/><text:change text:change-id="ct255052768"/><text:change-start text:change-id="ct255053600"/>S<text:change-end text:change-id="ct255053600"/><text:change-start text:change-id="ct255712448"/>ports.<text:change-end text:change-id="ct255712448"/></text:p>
      <text:p text:style-name="P5"><text:change-start text:change-id="ct255052872"/></text:p>
      <text:p text:style-name="P5"/>
      <text:p text:style-name="P5">[Comentario] Esta bien, es un buen repaso. Pero faltan fechas importantes: </text:p>
      <text:p text:style-name="P5"><text:tab/>En cuanto a videojuego hay que referenciar a Age of Empires, <text:span text:style-name="T9">StarCraft</text:span>, The Sims</text:p>
      <text:p text:style-name="P4"><text:tab/>En cuanto a consolas, no hablas de la GameBoy, la PlayStation ni de <text:change-end text:change-id="ct255052872"/><text:change-start text:change-id="ct255716920"/>la XBox<text:change-end text:change-id="ct255716920"/></text:p>
      <text:p text:style-name="P8">C<text:change-start text:change-id="ct255053184"/>reación de un videojuego<text:change-end text:change-id="ct255053184"/><text:change text:change-id="ct255028536"/></text:p>
      <text:p text:style-name="P5"><text:change-start text:change-id="ct250782288"/></text:p>
      <text:p text:style-name="P5">[Aquí falta un párrafo indicando de que va esta sección]</text:p>
      <text:p text:style-name="P5"/>
      <text:p text:style-name="P5">[Empieza explicando los elementos generales, luego sigues con la lista de items, pero primero algo más de prosa]</text:p>
      <text:p text:style-name="P5"><text:change-end text:change-id="ct250782288"/></text:p>
      <text:p text:style-name="Text_20_body"><text:change-start text:change-id="ct251037296"/><text:span text:style-name="T12">I</text:span><text:change-end text:change-id="ct251037296"/><text:change text:change-id="ct252973976"/><text:span text:style-name="T12">dea </text:span><text:change-start text:change-id="ct252975536"/><text:span text:style-name="T12">detrás </text:span><text:change-end text:change-id="ct252975536"/><text:span text:style-name="T12">del videojuego: </text:span><text:change-start text:change-id="ct252974080"/><text:span text:style-name="T12">Se trata de definir el </text:span><text:change-end text:change-id="ct252974080"/><office:annotation office:name="__Annotation__319_3448640515"><dc:creator>Carles Hernandez-Ferrer</dc:creator><dc:date>2020-07-06T22:48:07.28</dc:date><text:p text:style-name="P30"><text:span text:style-name="T36">En ningún momento has mencionado los “géneros” de los videojuego. Estoy habría que añadirlo a la introducción.</text:span></text:p></office:annotation><text:span text:style-name="T12">género</text:span><text:change-start text:change-id="ct252975640"/><office:annotation-end office:name="__Annotation__319_3448640515"/><text:change-end text:change-id="ct252975640"/><text:span text:style-name="T12">, </text:span><office:annotation office:name="__Annotation__320_3448640515"><dc:creator>Carles Hernandez-Ferrer</dc:creator><dc:date>2020-07-06T22:48:31.28</dc:date><text:p text:style-name="P30"><text:span text:style-name="T36">¿A qué te refieres? No has introducido este concepto en las secciones anteriores.</text:span></text:p></office:annotation><text:span text:style-name="T12">jugabilidad</text:span><text:change-start text:change-id="ct252974288"/><office:annotation-end office:name="__Annotation__320_3448640515"/><text:change-end text:change-id="ct252974288"/><text:span text:style-name="T12">, </text:span><office:annotation office:name="__Annotation__321_3448640515"><dc:creator>Carles Hernandez-Ferrer</dc:creator><dc:date>2020-07-06T22:48:52.28</dc:date><text:p text:style-name="P30"><text:span text:style-name="T36">Hay que explicarlo más porque dicho así es super abstracto.</text:span></text:p></office:annotation><text:span text:style-name="T12">algunos conceptos como imagen o audio</text:span><text:change-start text:change-id="ct252975328"/><office:annotation-end office:name="__Annotation__321_3448640515"/><text:change-end text:change-id="ct252975328"/></text:p>
      <text:p text:style-name="P9">Diseño: historia, guión, arte conceptual, sonido, <office:annotation office:name="__Annotation__322_3448640515"><dc:creator>Carles Hernandez-Ferrer</dc:creator><dc:date>2020-07-06T22:49:35.28</dc:date><text:p text:style-name="P30"><text:span text:style-name="T36">Historia, guión, sonido y arte conceptual se puede entender, pero mecánicas y plataforma de publicación hay que introducirlo en las secciones anteriores (o en esta sección pero antes de la lista de items) para poder usarlo aquí.</text:span></text:p></office:annotation>mecánicas<text:change-start text:change-id="ct252975848"/> y plataforma de publicación<office:annotation-end office:name="__Annotation__322_3448640515"/><text:change-end text:change-id="ct252975848"/><text:change text:change-id="ct252976992"/></text:p>
      <text:p text:style-name="P9"><text:change text:change-id="ct252975016"/><text:change-start text:change-id="ct252974808"/><office:annotation office:name="__Annotation__417_3448640515"><dc:creator>Carles Hernandez-Ferrer</dc:creator><dc:date>2020-07-06T22:51:09.28</dc:date><text:p text:style-name="P30"><text:span text:style-name="T36">Esto fuera, es una etapa de la industria pero no de “cómo se crea un videojuego”.</text:span></text:p></office:annotation><text:change-end text:change-id="ct252974808"/></text:p>
      <text:p text:style-name="P9">Preproducción: <office:annotation office:name="__Annotation__416_3448640515"><dc:creator>Carles Hernandez-Ferrer</dc:creator><dc:date>2020-07-06T22:50:44.28</dc:date><text:p text:style-name="P30"><text:span text:style-name="T36">Correcto, pero deberías poder explicárselo a tu hermano, y tal y como está aquí, él no lo va a entender.</text:span></text:p></office:annotation>se asigna el <text:change text:change-id="ct252976160"/>p<text:change-start text:change-id="ct252976056"/>r<text:change-end text:change-id="ct252976056"/>oyecto a un equipo para verificar si la idea es realmente buena. Este equipo creará un nivel para ver cómo quedaría el resultado final del juego.<text:change-start text:change-id="ct252975432"/><office:annotation-end office:name="__Annotation__416_3448640515"/><text:change-end text:change-id="ct252975432"/></text:p>
      <text:p text:style-name="P9">Producción: <office:annotation office:name="__Annotation__418_3448640515"><dc:creator>Carles Hernandez-Ferrer</dc:creator><dc:date>2020-07-06T22:51:33.28</dc:date><text:p text:style-name="P30"><text:span text:style-name="T36">Dale algo más de prosa, no solo una enumeración.</text:span></text:p></office:annotation>programación, ilustración, interfaz, animación y modelado 3D, sonido.<text:change-start text:change-id="ct252975744"/><office:annotation-end office:name="__Annotation__418_3448640515"/><text:change-end text:change-id="ct252975744"/></text:p>
      <text:p text:style-name="Text_20_body"><text:change text:change-id="ct252976888"/><text:change-start text:change-id="ct252974912"/><office:annotation office:name="__Annotation__419_3448640515"><dc:creator>Carles Hernandez-Ferrer</dc:creator><dc:date>2020-07-06T22:51:54.28</dc:date><text:p text:style-name="P30"><text:span text:style-name="T36">Explícalo correctamente. No te quedes sólo con “lo mínimo”. Demuestra que sabes de lo que hablas ( y si no sabes, a buscar más ;-) )</text:span></text:p></office:annotation><text:span text:style-name="T12">Testeo</text:span><text:change-end text:change-id="ct252974912"/><text:span text:style-name="T12">: físicas (diseñadores y programadores), alpha (gente involucrada en la creación), beta (gente externa)</text:span><text:change-start text:change-id="ct252975120"/><office:annotation-end office:name="__Annotation__419_3448640515"/><text:change-end text:change-id="ct252975120"/></text:p>
      <text:p text:style-name="P9"><office:annotation office:name="__Annotation__420_3448640515"><dc:creator>Carles Hernandez-Ferrer</dc:creator><dc:date>2020-07-06T22:52:32.28</dc:date><text:p text:style-name="P30"><text:span text:style-name="T36">¿Crees que esto se ha hecho siempre? Explica que eso es una etapa que ha aparecido DESPUÉS de Internet.</text:span></text:p></office:annotation>Mantenimiento: cuando ya es lanzado, pueden detectarse errores o mejoras, recopilando información de los jugadores<text:change-start text:change-id="ct252975224"/><office:annotation-end office:name="__Annotation__420_3448640515"/><text:change-end text:change-id="ct252975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Print" svg:font-family="'Segoe Print'"/>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6-18T15:14:00.37</meta:creation-date>
    <dc:date>2020-09-23T18:15:06.42</dc:date>
    <dc:creator>iker gonzalez tirado</dc:creator>
    <meta:editing-duration>PT12H5M18S</meta:editing-duration>
    <meta:editing-cycles>18</meta:editing-cycles>
    <meta:generator>OpenOffice/4.1.2$Win32 OpenOffice.org_project/412m3$Build-9782</meta:generator>
    <meta:document-statistic meta:table-count="0" meta:image-count="0" meta:object-count="0" meta:page-count="4" meta:paragraph-count="101" meta:word-count="1171" meta:character-count="6737"/>
  </office:meta>
</office:document-meta>
</file>